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Reference">
      <style:paragraph-properties fo:break-before="page">
        <style:tab-stops/>
      </style:paragraph-properties>
    </style:style>
    <style:style style:name="P40" style:family="paragraph" style:parent-style-name="Answer">
      <style:paragraph-properties fo:break-before="page"/>
      <style:text-properties officeooo:paragraph-rsid="015f59ce"/>
    </style:style>
    <style:style style:name="P41" style:family="paragraph" style:parent-style-name="Contents_20_Heading">
      <style:paragraph-properties fo:break-before="page"/>
    </style:style>
    <style:style style:name="P42" style:family="paragraph" style:parent-style-name="Reference">
      <style:paragraph-properties>
        <style:tab-stops/>
      </style:paragraph-properties>
    </style:style>
    <style:style style:name="P43" style:family="paragraph" style:parent-style-name="Reference">
      <style:text-properties officeooo:rsid="0083e2e4" officeooo:paragraph-rsid="0083e2e4"/>
    </style:style>
    <style:style style:name="P44" style:family="paragraph" style:parent-style-name="Note">
      <style:text-properties officeooo:paragraph-rsid="002797df"/>
    </style:style>
    <style:style style:name="P45" style:family="paragraph" style:parent-style-name="Note">
      <style:text-properties officeooo:paragraph-rsid="009addbb"/>
    </style:style>
    <style:style style:name="P46" style:family="paragraph" style:parent-style-name="Note">
      <style:text-properties officeooo:paragraph-rsid="0151ec83"/>
    </style:style>
    <style:style style:name="P47" style:family="paragraph" style:parent-style-name="Option_20_title">
      <style:text-properties style:font-style-asian="normal" style:font-style-complex="normal"/>
    </style:style>
    <style:style style:name="P48" style:family="paragraph" style:parent-style-name="Option_20_title">
      <style:text-properties fo:font-style="normal" style:font-style-asian="normal" style:font-style-complex="normal"/>
    </style:style>
    <style:style style:name="P49" style:family="paragraph" style:parent-style-name="Option_20_title">
      <style:text-properties officeooo:paragraph-rsid="00283a1c"/>
    </style:style>
    <style:style style:name="P50" style:family="paragraph" style:parent-style-name="Option_20_title">
      <style:text-properties officeooo:rsid="0068dc3f"/>
    </style:style>
    <style:style style:name="P51" style:family="paragraph" style:parent-style-name="Option_20_title">
      <style:text-properties officeooo:paragraph-rsid="00ab13e5"/>
    </style:style>
    <style:style style:name="P52" style:family="paragraph" style:parent-style-name="Option_20_title">
      <style:text-properties officeooo:paragraph-rsid="00bfe008"/>
    </style:style>
    <style:style style:name="P53" style:family="paragraph" style:parent-style-name="Option_20_title">
      <style:text-properties officeooo:paragraph-rsid="010f167b"/>
    </style:style>
    <style:style style:name="P54" style:family="paragraph" style:parent-style-name="Option_20_title">
      <style:text-properties officeooo:paragraph-rsid="013ee393"/>
    </style:style>
    <style:style style:name="P55" style:family="paragraph" style:parent-style-name="Option_20_title">
      <style:text-properties officeooo:paragraph-rsid="0143ac7c"/>
    </style:style>
    <style:style style:name="P56" style:family="paragraph" style:parent-style-name="Option_20_title">
      <style:text-properties officeooo:rsid="00756d63"/>
    </style:style>
    <style:style style:name="P57" style:family="paragraph" style:parent-style-name="Option_20_title">
      <style:text-properties officeooo:paragraph-rsid="0163d848"/>
    </style:style>
    <style:style style:name="P58" style:family="paragraph" style:parent-style-name="Note">
      <style:paragraph-properties fo:margin-left="11.99mm" fo:margin-right="0mm" fo:text-indent="-11.99mm" style:auto-text-indent="false"/>
    </style:style>
    <style:style style:name="P59" style:family="paragraph" style:parent-style-name="Option">
      <style:paragraph-properties fo:margin-left="0mm" fo:margin-right="0mm" fo:text-indent="0mm" style:auto-text-indent="false"/>
    </style:style>
    <style:style style:name="P60" style:family="paragraph" style:parent-style-name="Footnote">
      <style:text-properties officeooo:rsid="0015d65b" officeooo:paragraph-rsid="0015d65b"/>
    </style:style>
    <style:style style:name="P61" style:family="paragraph" style:parent-style-name="Footnote">
      <style:text-properties officeooo:rsid="00259ac4" officeooo:paragraph-rsid="00259ac4"/>
    </style:style>
    <style:style style:name="P62" style:family="paragraph" style:parent-style-name="Footnote">
      <style:text-properties officeooo:rsid="002706f7" officeooo:paragraph-rsid="002706f7"/>
    </style:style>
    <style:style style:name="P63" style:family="paragraph" style:parent-style-name="Footnote">
      <style:text-properties officeooo:rsid="002797df" officeooo:paragraph-rsid="002797df"/>
    </style:style>
    <style:style style:name="P64" style:family="paragraph" style:parent-style-name="Footnote">
      <style:text-properties officeooo:rsid="00283a1c" officeooo:paragraph-rsid="00283a1c"/>
    </style:style>
    <style:style style:name="P65" style:family="paragraph" style:parent-style-name="Footnote">
      <style:text-properties officeooo:rsid="002ee9f8" officeooo:paragraph-rsid="002ee9f8"/>
    </style:style>
    <style:style style:name="P66" style:family="paragraph" style:parent-style-name="Footnote">
      <style:text-properties officeooo:rsid="003e47c0" officeooo:paragraph-rsid="003e47c0"/>
    </style:style>
    <style:style style:name="P67" style:family="paragraph" style:parent-style-name="Footnote">
      <style:text-properties officeooo:rsid="00813323" officeooo:paragraph-rsid="00813323"/>
    </style:style>
    <style:style style:name="P68" style:family="paragraph" style:parent-style-name="Footnote">
      <style:text-properties officeooo:rsid="0083e2e4" officeooo:paragraph-rsid="0083e2e4"/>
    </style:style>
    <style:style style:name="P69" style:family="paragraph" style:parent-style-name="Footnote">
      <style:text-properties officeooo:rsid="0129e483" officeooo:paragraph-rsid="0129e483"/>
    </style:style>
    <style:style style:name="P70" style:family="paragraph" style:parent-style-name="Answer">
      <style:text-properties officeooo:paragraph-rsid="002797df"/>
    </style:style>
    <style:style style:name="P71" style:family="paragraph" style:parent-style-name="Answer">
      <style:text-properties officeooo:rsid="0037af8d" officeooo:paragraph-rsid="0037af8d"/>
    </style:style>
    <style:style style:name="P72" style:family="paragraph" style:parent-style-name="Answer">
      <style:text-properties officeooo:paragraph-rsid="008db1e9"/>
    </style:style>
    <style:style style:name="P73" style:family="paragraph" style:parent-style-name="Answer">
      <style:text-properties officeooo:rsid="008db1e9" officeooo:paragraph-rsid="008db1e9"/>
    </style:style>
    <style:style style:name="P74" style:family="paragraph" style:parent-style-name="Answer">
      <style:text-properties officeooo:paragraph-rsid="00a3938e"/>
    </style:style>
    <style:style style:name="P75" style:family="paragraph" style:parent-style-name="Answer">
      <style:text-properties officeooo:paragraph-rsid="015f59ce"/>
    </style:style>
    <style:style style:name="P76" style:family="paragraph" style:parent-style-name="Option_20_Start">
      <style:text-properties officeooo:paragraph-rsid="002706f7"/>
    </style:style>
    <style:style style:name="P77" style:family="paragraph" style:parent-style-name="Option_20_Start">
      <style:text-properties officeooo:paragraph-rsid="002797df"/>
    </style:style>
    <style:style style:name="P78" style:family="paragraph" style:parent-style-name="Option_20_Start">
      <style:text-properties officeooo:paragraph-rsid="00283a1c"/>
    </style:style>
    <style:style style:name="P79" style:family="paragraph" style:parent-style-name="Option_20_Start">
      <style:text-properties officeooo:rsid="00283a1c" officeooo:paragraph-rsid="00283a1c"/>
    </style:style>
    <style:style style:name="P80" style:family="paragraph" style:parent-style-name="Option_20_Start">
      <style:text-properties officeooo:paragraph-rsid="006c2030"/>
    </style:style>
    <style:style style:name="P81" style:family="paragraph" style:parent-style-name="Option_20_Start">
      <style:text-properties officeooo:paragraph-rsid="007a1f5a"/>
    </style:style>
    <style:style style:name="P82" style:family="paragraph" style:parent-style-name="Option_20_Start">
      <style:text-properties officeooo:rsid="009f61a1" officeooo:paragraph-rsid="009f61a1"/>
    </style:style>
    <style:style style:name="P83" style:family="paragraph" style:parent-style-name="Option_20_Start">
      <style:text-properties officeooo:paragraph-rsid="00ab13e5"/>
    </style:style>
    <style:style style:name="P84" style:family="paragraph" style:parent-style-name="Option_20_Start">
      <style:text-properties officeooo:rsid="00aca646" officeooo:paragraph-rsid="00aca646"/>
    </style:style>
    <style:style style:name="P85" style:family="paragraph" style:parent-style-name="Option_20_Start">
      <style:text-properties officeooo:rsid="00ba05c8" officeooo:paragraph-rsid="00ba05c8"/>
    </style:style>
    <style:style style:name="P86" style:family="paragraph" style:parent-style-name="Option_20_Start">
      <style:text-properties officeooo:rsid="00ba05c8" officeooo:paragraph-rsid="00ba3a04"/>
    </style:style>
    <style:style style:name="P87" style:family="paragraph" style:parent-style-name="Option_20_Start">
      <style:text-properties officeooo:rsid="00ba05c8" officeooo:paragraph-rsid="00bc03fd"/>
    </style:style>
    <style:style style:name="P88" style:family="paragraph" style:parent-style-name="Option_20_Start">
      <style:text-properties officeooo:rsid="00ba05c8" officeooo:paragraph-rsid="00bd3e3d"/>
    </style:style>
    <style:style style:name="P89" style:family="paragraph" style:parent-style-name="Option_20_Start">
      <style:text-properties officeooo:paragraph-rsid="00bc03fd"/>
    </style:style>
    <style:style style:name="P90" style:family="paragraph" style:parent-style-name="Option_20_Start">
      <style:text-properties officeooo:paragraph-rsid="00c5e64e"/>
    </style:style>
    <style:style style:name="P91" style:family="paragraph" style:parent-style-name="Option_20_Start">
      <style:text-properties officeooo:rsid="00cdc61f" officeooo:paragraph-rsid="010f167b"/>
    </style:style>
    <style:style style:name="P92" style:family="paragraph" style:parent-style-name="Option_20_Start">
      <style:text-properties officeooo:paragraph-rsid="010f167b"/>
    </style:style>
    <style:style style:name="P93" style:family="paragraph" style:parent-style-name="Option_20_Start">
      <style:text-properties officeooo:paragraph-rsid="011baecf"/>
    </style:style>
    <style:style style:name="P94" style:family="paragraph" style:parent-style-name="Option_20_Start">
      <style:text-properties officeooo:paragraph-rsid="011cef7e"/>
    </style:style>
    <style:style style:name="P95" style:family="paragraph" style:parent-style-name="Option_20_Start">
      <style:text-properties officeooo:paragraph-rsid="011d81b5"/>
    </style:style>
    <style:style style:name="P96" style:family="paragraph" style:parent-style-name="Option_20_Start">
      <style:text-properties officeooo:paragraph-rsid="011ea8d3"/>
    </style:style>
    <style:style style:name="P97" style:family="paragraph" style:parent-style-name="Option_20_Start">
      <style:text-properties officeooo:paragraph-rsid="01341591"/>
    </style:style>
    <style:style style:name="P98" style:family="paragraph" style:parent-style-name="Option_20_Start">
      <style:text-properties officeooo:paragraph-rsid="0030f54a"/>
    </style:style>
    <style:style style:name="P99" style:family="paragraph" style:parent-style-name="Option_20_Start">
      <style:text-properties officeooo:paragraph-rsid="0142dcca"/>
    </style:style>
    <style:style style:name="P100" style:family="paragraph" style:parent-style-name="Option_20_Start">
      <style:text-properties officeooo:paragraph-rsid="0143ac7c"/>
    </style:style>
    <style:style style:name="P101" style:family="paragraph" style:parent-style-name="Option_20_Start">
      <style:text-properties officeooo:paragraph-rsid="015fdcf5"/>
    </style:style>
    <style:style style:name="P102" style:family="paragraph" style:parent-style-name="Table">
      <style:text-properties officeooo:paragraph-rsid="00618721"/>
    </style:style>
    <style:style style:name="P103" style:family="paragraph" style:parent-style-name="Source_20_code">
      <style:text-properties officeooo:rsid="006496a9" officeooo:paragraph-rsid="006496a9"/>
    </style:style>
    <style:style style:name="P104" style:family="paragraph" style:parent-style-name="Source_20_code">
      <style:text-properties officeooo:paragraph-rsid="00a3682d"/>
    </style:style>
    <style:style style:name="P105" style:family="paragraph" style:parent-style-name="Source_20_code">
      <style:text-properties officeooo:rsid="00a3682d" officeooo:paragraph-rsid="00a3682d"/>
    </style:style>
    <style:style style:name="P106" style:family="paragraph" style:parent-style-name="Option_20_note">
      <style:text-properties officeooo:paragraph-rsid="007a1f5a"/>
    </style:style>
    <style:style style:name="P107" style:family="paragraph" style:parent-style-name="Option_20_note">
      <style:text-properties officeooo:rsid="009f61a1" officeooo:paragraph-rsid="009f61a1"/>
    </style:style>
    <style:style style:name="P108" style:family="paragraph" style:parent-style-name="Option_20_note">
      <style:text-properties officeooo:rsid="00a06f13" officeooo:paragraph-rsid="00a06f13"/>
    </style:style>
    <style:style style:name="P109" style:family="paragraph" style:parent-style-name="Option_20_note">
      <style:text-properties officeooo:paragraph-rsid="011cef7e"/>
    </style:style>
    <style:style style:name="P110" style:family="paragraph" style:parent-style-name="Option_20_note">
      <style:text-properties officeooo:paragraph-rsid="011d6c6f"/>
    </style:style>
    <style:style style:name="P111" style:family="paragraph" style:parent-style-name="Command_20_Start">
      <style:text-properties officeooo:paragraph-rsid="009816eb"/>
    </style:style>
    <style:style style:name="P112" style:family="paragraph" style:parent-style-name="Command_20_End">
      <style:text-properties officeooo:paragraph-rsid="0098d308"/>
    </style:style>
    <style:style style:name="P113" style:family="paragraph" style:parent-style-name="Text_20_Body_20_Start">
      <style:text-properties officeooo:paragraph-rsid="00ae8774"/>
    </style:style>
    <style:style style:name="P114" style:family="paragraph" style:parent-style-name="Text_20_Body_20_Start">
      <style:text-properties officeooo:paragraph-rsid="0115c280"/>
    </style:style>
    <style:style style:name="P115" style:family="paragraph" style:parent-style-name="Text_20_Body_20_Start">
      <style:text-properties officeooo:paragraph-rsid="0123cb58"/>
    </style:style>
    <style:style style:name="P116" style:family="paragraph" style:parent-style-name="Text_20_Body_20_Start">
      <style:text-properties officeooo:paragraph-rsid="01297cf5"/>
    </style:style>
    <style:style style:name="P117" style:family="paragraph" style:parent-style-name="Text_20_Body_20_Start">
      <style:text-properties officeooo:paragraph-rsid="0129e483"/>
    </style:style>
    <style:style style:name="P118" style:family="paragraph" style:parent-style-name="Text_20_Body_20_Start">
      <style:text-properties officeooo:paragraph-rsid="012a523a"/>
    </style:style>
    <style:style style:name="P119" style:family="paragraph" style:parent-style-name="Text_20_Body_20_Start">
      <style:text-properties officeooo:paragraph-rsid="012f9ff9"/>
    </style:style>
    <style:style style:name="P120" style:family="paragraph" style:parent-style-name="Text_20_Body_20_Start">
      <style:text-properties officeooo:paragraph-rsid="014e4b46"/>
    </style:style>
    <style:style style:name="P121" style:family="paragraph" style:parent-style-name="Text_20_Body_20_Start">
      <style:text-properties officeooo:paragraph-rsid="0151ec83"/>
    </style:style>
    <style:style style:name="P122" style:family="paragraph" style:parent-style-name="Configuration">
      <style:text-properties officeooo:rsid="0115c280" officeooo:paragraph-rsid="0115c280"/>
    </style:style>
    <style:style style:name="P123" style:family="paragraph" style:parent-style-name="Configuration_20_title">
      <style:text-properties officeooo:rsid="0115c280" officeooo:paragraph-rsid="0115c280"/>
    </style:style>
    <style:style style:name="P124" style:family="paragraph" style:parent-style-name="Option">
      <style:text-properties officeooo:paragraph-rsid="00c5e64e"/>
    </style:style>
    <style:style style:name="P125" style:family="paragraph" style:parent-style-name="Index">
      <style:text-properties officeooo:paragraph-rsid="0151ec83"/>
    </style:style>
    <style:style style:name="P126" style:family="paragraph" style:parent-style-name="Text_20_body_20_indent">
      <style:text-properties officeooo:paragraph-rsid="015fdcf5"/>
    </style:style>
    <style:style style:name="P127" style:family="paragraph" style:parent-style-name="Command">
      <style:text-properties officeooo:paragraph-rsid="015fdcf5"/>
    </style:style>
    <style:style style:name="P128" style:family="paragraph" style:parent-style-name="Contents_20_2">
      <style:paragraph-properties>
        <style:tab-stops>
          <style:tab-stop style:position="165.01mm" style:type="right" style:leader-style="dotted" style:leader-text="."/>
        </style:tab-stops>
      </style:paragraph-properties>
    </style:style>
    <style:style style:name="P129" style:family="paragraph" style:parent-style-name="Contents_20_1">
      <style:paragraph-properties>
        <style:tab-stops>
          <style:tab-stop style:position="170mm" style:type="right" style:leader-style="dotted" style:leader-text="."/>
        </style:tab-stops>
      </style:paragraph-properties>
    </style:style>
    <style:style style:name="P130" style:family="paragraph" style:parent-style-name="Illustration_20_Index_20_1">
      <style:paragraph-properties>
        <style:tab-stops>
          <style:tab-stop style:position="170mm" style:type="right" style:leader-style="dotted" style:leader-text="."/>
        </style:tab-stops>
      </style:paragraph-properties>
    </style:style>
    <style:style style:name="P131" style:family="paragraph" style:parent-style-name="Contents_20_3">
      <style:paragraph-properties>
        <style:tab-stops>
          <style:tab-stop style:position="160.02mm" style:type="right" style:leader-style="dotted" style:leader-text="."/>
        </style:tab-stops>
      </style:paragraph-properties>
    </style:style>
    <style:style style:name="P132" style:family="paragraph" style:parent-style-name="Contents_20_4">
      <style:paragraph-properties>
        <style:tab-stops>
          <style:tab-stop style:position="155.03mm" style:type="right" style:leader-style="dotted" style:leader-text="."/>
        </style:tab-stops>
      </style:paragraph-properties>
    </style:style>
    <style:style style:name="P133" style:family="paragraph" style:parent-style-name="Option">
      <style:paragraph-properties fo:margin-left="5.08mm" fo:margin-right="0mm" fo:text-indent="0mm" style:auto-text-indent="false"/>
      <style:text-properties officeooo:rsid="01611c4c" officeooo:paragraph-rsid="01611c4c"/>
    </style:style>
    <style:style style:name="P134" style:family="paragraph" style:parent-style-name="Table_20_index_20_1">
      <style:paragraph-properties>
        <style:tab-stops>
          <style:tab-stop style:position="170mm" style:type="right" style:leader-style="dotted" style:leader-text="."/>
        </style:tab-stops>
      </style:paragraph-properties>
    </style:style>
    <style:style style:name="P135" style:family="paragraph" style:parent-style-name="Index_20_1">
      <style:paragraph-properties>
        <style:tab-stops>
          <style:tab-stop style:position="170mm" style:type="right" style:leader-style="dotted" style:leader-text="."/>
        </style:tab-stops>
      </style:paragraph-properties>
    </style:style>
    <style:style style:name="P136" style:family="paragraph" style:parent-style-name="Index_20_Separator">
      <style:paragraph-properties>
        <style:tab-stops/>
      </style:paragraph-properties>
    </style:style>
    <style:style style:name="P137" style:family="paragraph" style:parent-style-name="Standard" style:list-style-name="L8"/>
    <style:style style:name="P138" style:family="paragraph" style:parent-style-name="Heading_20_4">
      <style:text-properties officeooo:rsid="003b244f" officeooo:paragraph-rsid="003b244f"/>
    </style:style>
    <style:style style:name="P139" style:family="paragraph" style:parent-style-name="Heading_20_4">
      <style:text-properties officeooo:rsid="003e8725" officeooo:paragraph-rsid="003e8725"/>
    </style:style>
    <style:style style:name="P140" style:family="paragraph" style:parent-style-name="Heading_20_4">
      <style:text-properties officeooo:rsid="00918711"/>
    </style:style>
    <style:style style:name="P141" style:family="paragraph" style:parent-style-name="Question">
      <style:text-properties officeooo:paragraph-rsid="00a3938e"/>
    </style:style>
    <style:style style:name="P142" style:family="paragraph" style:parent-style-name="Question">
      <style:text-properties officeooo:rsid="0037af8d" officeooo:paragraph-rsid="0037af8d"/>
    </style:style>
    <style:style style:name="P143" style:family="paragraph" style:parent-style-name="Question">
      <style:text-properties officeooo:rsid="008db1e9" officeooo:paragraph-rsid="008db1e9"/>
    </style:style>
    <style:style style:name="P144" style:family="paragraph" style:parent-style-name="Question">
      <style:text-properties officeooo:rsid="015f59ce" officeooo:paragraph-rsid="015f59ce"/>
    </style:style>
    <style:style style:name="P145" style:family="paragraph" style:parent-style-name="Heading_20_2">
      <style:text-properties officeooo:rsid="00868084" officeooo:paragraph-rsid="00868084"/>
    </style:style>
    <style:style style:name="P146" style:family="paragraph" style:parent-style-name="Heading_20_2">
      <style:text-properties officeooo:paragraph-rsid="00a9b12c"/>
    </style:style>
    <style:style style:name="P147" style:family="paragraph" style:parent-style-name="Heading_20_2" style:list-style-name="">
      <style:paragraph-properties fo:text-align="justify" style:justify-single-word="false"/>
    </style:style>
    <style:style style:name="P148" style:family="paragraph" style:parent-style-name="Heading_20_2">
      <style:text-properties officeooo:rsid="0032c6b2" officeooo:paragraph-rsid="0032c6b2"/>
    </style:style>
    <style:style style:name="P149" style:family="paragraph" style:parent-style-name="Heading_20_2">
      <style:paragraph-properties fo:break-before="page"/>
    </style:style>
    <style:style style:name="P150" style:family="paragraph" style:parent-style-name="Option" style:list-style-name="L10"/>
    <style:style style:name="P151" style:family="paragraph" style:parent-style-name="List_20_1_20_End" style:list-style-name="L3"/>
    <style:style style:name="P152" style:family="paragraph" style:parent-style-name="List_20_1_20_End" style:list-style-name="L6">
      <style:text-properties officeooo:paragraph-rsid="00272990"/>
    </style:style>
    <style:style style:name="P153" style:family="paragraph" style:parent-style-name="List_20_1_20_End">
      <style:text-properties officeooo:paragraph-rsid="011d81b5"/>
    </style:style>
    <style:style style:name="P154" style:family="paragraph" style:parent-style-name="List_20_1_20_End">
      <style:text-properties officeooo:rsid="0038d579" officeooo:paragraph-rsid="0038d579"/>
    </style:style>
    <style:style style:name="P155" style:family="paragraph" style:parent-style-name="List_20_1_20_End">
      <style:text-properties officeooo:paragraph-rsid="0013ea2a"/>
    </style:style>
    <style:style style:name="P156" style:family="paragraph" style:parent-style-name="List_20_1_20_End">
      <style:text-properties officeooo:rsid="0013ea2a" officeooo:paragraph-rsid="0013ea2a"/>
    </style:style>
    <style:style style:name="P157" style:family="paragraph" style:parent-style-name="List_20_1_20_End" style:list-style-name="L11"/>
    <style:style style:name="P158" style:family="paragraph" style:parent-style-name="List_20_1_20_End" style:list-style-name="L12"/>
    <style:style style:name="P159" style:family="paragraph" style:parent-style-name="List_20_1_20_End">
      <style:paragraph-properties fo:margin-left="12.51mm" fo:margin-right="0mm" fo:text-indent="-4mm" style:auto-text-indent="false"/>
    </style:style>
    <style:style style:name="P160" style:family="paragraph" style:parent-style-name="List_20_1_20_Start" style:list-style-name="L1"/>
    <style:style style:name="P161" style:family="paragraph" style:parent-style-name="List_20_1_20_Start" style:list-style-name="L1">
      <style:text-properties officeooo:rsid="01297aef" officeooo:paragraph-rsid="01297aef"/>
    </style:style>
    <style:style style:name="P162" style:family="paragraph" style:parent-style-name="List_20_1_20_Start" style:list-style-name="L2"/>
    <style:style style:name="P163" style:family="paragraph" style:parent-style-name="List_20_1_20_Start" style:list-style-name="L4"/>
    <style:style style:name="P164" style:family="paragraph" style:parent-style-name="List_20_1_20_Start" style:list-style-name="L5">
      <style:text-properties officeooo:paragraph-rsid="006f49b8"/>
    </style:style>
    <style:style style:name="P165" style:family="paragraph" style:parent-style-name="List_20_1_20_Start" style:list-style-name="L6"/>
    <style:style style:name="P166" style:family="paragraph" style:parent-style-name="List_20_1_20_Start" style:list-style-name="L7"/>
    <style:style style:name="P167" style:family="paragraph" style:parent-style-name="List_20_1_20_Start">
      <style:text-properties officeooo:paragraph-rsid="0013ea2a"/>
    </style:style>
    <style:style style:name="P168" style:family="paragraph" style:parent-style-name="List_20_1_20_Start">
      <style:text-properties officeooo:rsid="0013ea2a" officeooo:paragraph-rsid="0014b6e1"/>
    </style:style>
    <style:style style:name="P169" style:family="paragraph" style:parent-style-name="List_20_1_20_Start" style:list-style-name="L11"/>
    <style:style style:name="P170" style:family="paragraph" style:parent-style-name="List_20_1_20_Start" style:list-style-name="L12"/>
    <style:style style:name="P171" style:family="paragraph" style:parent-style-name="List_20_1_20_Start">
      <style:paragraph-properties fo:margin-left="12.51mm" fo:margin-right="0mm" fo:text-indent="-4.06mm" style:auto-text-indent="false"/>
    </style:style>
    <style:style style:name="P172" style:family="paragraph" style:parent-style-name="List_20_1">
      <style:text-properties officeooo:rsid="006f49b8" officeooo:paragraph-rsid="006f49b8"/>
    </style:style>
    <style:style style:name="P173" style:family="paragraph" style:parent-style-name="List_20_1">
      <style:text-properties officeooo:rsid="0068dddf" officeooo:paragraph-rsid="0068dddf"/>
    </style:style>
    <style:style style:name="P174" style:family="paragraph" style:parent-style-name="List_20_1">
      <style:text-properties officeooo:rsid="014b500d" officeooo:paragraph-rsid="014b500d"/>
    </style:style>
    <style:style style:name="P175" style:family="paragraph" style:parent-style-name="List_20_1">
      <style:text-properties officeooo:rsid="008310a8" officeooo:paragraph-rsid="008310a8"/>
    </style:style>
    <style:style style:name="P176" style:family="paragraph" style:parent-style-name="List_20_1">
      <style:text-properties officeooo:rsid="0093db33"/>
    </style:style>
    <style:style style:name="P177" style:family="paragraph" style:parent-style-name="List_20_1">
      <style:text-properties officeooo:paragraph-rsid="004dfd2b"/>
    </style:style>
    <style:style style:name="P178" style:family="paragraph" style:parent-style-name="List_20_1" style:list-style-name="">
      <style:text-properties officeooo:rsid="012c3b8d"/>
    </style:style>
    <style:style style:name="P179" style:family="paragraph" style:parent-style-name="List_20_1">
      <style:text-properties officeooo:paragraph-rsid="00b02fc0"/>
    </style:style>
    <style:style style:name="P180" style:family="paragraph" style:parent-style-name="List_20_1">
      <style:text-properties officeooo:rsid="00b02fc0" officeooo:paragraph-rsid="00b02fc0"/>
    </style:style>
    <style:style style:name="P181" style:family="paragraph" style:parent-style-name="List_20_1">
      <style:text-properties fo:font-style="italic" officeooo:rsid="00b02fc0" officeooo:paragraph-rsid="00b02fc0" style:font-style-asian="italic" style:font-style-complex="italic"/>
    </style:style>
    <style:style style:name="P182" style:family="paragraph" style:parent-style-name="List_20_1">
      <style:text-properties officeooo:rsid="0038d579" officeooo:paragraph-rsid="0038d579"/>
    </style:style>
    <style:style style:name="P183" style:family="paragraph" style:parent-style-name="List_20_1">
      <style:text-properties officeooo:paragraph-rsid="0038d579"/>
    </style:style>
    <style:style style:name="P184" style:family="paragraph" style:parent-style-name="List_20_1">
      <style:text-properties officeooo:rsid="014be339" officeooo:paragraph-rsid="014be339"/>
    </style:style>
    <style:style style:name="P185" style:family="paragraph" style:parent-style-name="List_20_1">
      <style:text-properties officeooo:paragraph-rsid="0042e302"/>
    </style:style>
    <style:style style:name="P186" style:family="paragraph" style:parent-style-name="List_20_1">
      <style:text-properties officeooo:rsid="0042e302" officeooo:paragraph-rsid="0042e302"/>
    </style:style>
    <style:style style:name="P187" style:family="paragraph" style:parent-style-name="List_20_1">
      <style:text-properties officeooo:paragraph-rsid="004495ea"/>
    </style:style>
    <style:style style:name="P188" style:family="paragraph" style:parent-style-name="List_20_1">
      <style:text-properties officeooo:paragraph-rsid="0013ea2a"/>
    </style:style>
    <style:style style:name="P189" style:family="paragraph" style:parent-style-name="List_20_1_20_Cont." style:list-style-name="L4"/>
    <style:style style:name="P190" style:family="paragraph" style:parent-style-name="List_20_1_20_Cont.">
      <style:paragraph-properties fo:margin-left="12.51mm" fo:margin-right="0mm" fo:text-indent="-4mm" style:auto-text-indent="false"/>
    </style:style>
    <style:style style:name="P191" style:family="paragraph" style:parent-style-name="Heading_20_1" style:list-style-name="">
      <style:paragraph-properties fo:text-align="justify" style:justify-single-word="false"/>
    </style:style>
    <style:style style:name="P192" style:family="paragraph" style:parent-style-name="Heading_20_1">
      <style:paragraph-properties fo:break-before="page"/>
    </style:style>
    <style:style style:name="P193" style:family="paragraph" style:parent-style-name="Heading_20_3">
      <style:text-properties officeooo:paragraph-rsid="00918711"/>
    </style:style>
    <style:style style:name="P194" style:family="paragraph" style:parent-style-name="Heading_20_3">
      <style:text-properties style:font-style-asian="normal" style:font-style-complex="normal"/>
    </style:style>
    <style:style style:name="P195" style:family="paragraph" style:parent-style-name="Heading_20_3">
      <style:text-properties officeooo:rsid="009f61a1" officeooo:paragraph-rsid="009f61a1"/>
    </style:style>
    <style:style style:name="P196" style:family="paragraph" style:parent-style-name="Heading_20_3">
      <style:text-properties officeooo:paragraph-rsid="002706f7"/>
    </style:style>
    <style:style style:name="P197" style:family="paragraph" style:parent-style-name="Heading_20_3">
      <style:paragraph-properties fo:break-before="page"/>
    </style:style>
    <style:style style:name="P198" style:family="paragraph" style:parent-style-name="Note_20_Cont." style:list-style-name="L9">
      <style:text-properties officeooo:paragraph-rsid="0122492a"/>
    </style:style>
    <style:style style:name="P199" style:family="paragraph" style:parent-style-name="Text_20_body" style:list-style-name="L10"/>
    <style:style style:name="P200"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129"><text:a xlink:type="simple" xlink:href="#__RefHeading__31345316" text:style-name="Index_20_Link" text:visited-style-name="Index_20_Link">Overview<text:tab/>5</text:a></text:p>
          <text:p text:style-name="P128"><text:a xlink:type="simple" xlink:href="#__RefHeading__16232_1510295094" text:style-name="Index_20_Link" text:visited-style-name="Index_20_Link">Features<text:tab/>5</text:a></text:p>
          <text:p text:style-name="P128"><text:a xlink:type="simple" xlink:href="#__RefHeading__16234_1510295094" text:style-name="Index_20_Link" text:visited-style-name="Index_20_Link">Requirements<text:tab/>5</text:a></text:p>
          <text:p text:style-name="P128"><text:a xlink:type="simple" xlink:href="#__RefHeading__16236_1510295094" text:style-name="Index_20_Link" text:visited-style-name="Index_20_Link">Supported entry types<text:tab/>6</text:a></text:p>
          <text:p text:style-name="P129"><text:a xlink:type="simple" xlink:href="#__RefHeading__16238_1510295094" text:style-name="Index_20_Link" text:visited-style-name="Index_20_Link">Installation<text:tab/>7</text:a></text:p>
          <text:p text:style-name="P128"><text:a xlink:type="simple" xlink:href="#__RefHeading__16240_1510295094" text:style-name="Index_20_Link" text:visited-style-name="Index_20_Link">Packages<text:tab/>7</text:a></text:p>
          <text:p text:style-name="P128"><text:a xlink:type="simple" xlink:href="#__RefHeading__31496503" text:style-name="Index_20_Link" text:visited-style-name="Index_20_Link">Network connection key files<text:tab/>7</text:a></text:p>
          <text:p text:style-name="P129"><text:a xlink:type="simple" xlink:href="#__RefHeading__16242_1510295094" text:style-name="Index_20_Link" text:visited-style-name="Index_20_Link">Usage<text:tab/>8</text:a></text:p>
          <text:p text:style-name="P128"><text:a xlink:type="simple" xlink:href="#__RefHeading__16244_1510295094" text:style-name="Index_20_Link" text:visited-style-name="Index_20_Link">Creating archives<text:tab/>9</text:a></text:p>
          <text:p text:style-name="P131"><text:a xlink:type="simple" xlink:href="#__RefHeading__16246_1510295094" text:style-name="Index_20_Link" text:visited-style-name="Index_20_Link">File archives<text:tab/>9</text:a></text:p>
          <text:p text:style-name="P131"><text:a xlink:type="simple" xlink:href="#__RefHeading__16248_1510295094" text:style-name="Index_20_Link" text:visited-style-name="Index_20_Link">Image archives<text:tab/>10</text:a></text:p>
          <text:p text:style-name="P128"><text:a xlink:type="simple" xlink:href="#__RefHeading__16250_1510295094" text:style-name="Index_20_Link" text:visited-style-name="Index_20_Link">List archives and directory content<text:tab/>10</text:a></text:p>
          <text:p text:style-name="P128"><text:a xlink:type="simple" xlink:href="#__RefHeading__16252_1510295094" text:style-name="Index_20_Link" text:visited-style-name="Index_20_Link">Test archives<text:tab/>11</text:a></text:p>
          <text:p text:style-name="P128"><text:a xlink:type="simple" xlink:href="#__RefHeading__16254_1510295094" text:style-name="Index_20_Link" text:visited-style-name="Index_20_Link">Compare archives<text:tab/>11</text:a></text:p>
          <text:p text:style-name="P128"><text:a xlink:type="simple" xlink:href="#__RefHeading__16256_1510295094" text:style-name="Index_20_Link" text:visited-style-name="Index_20_Link">Extract archives<text:tab/>12</text:a></text:p>
          <text:p text:style-name="P128"><text:a xlink:type="simple" xlink:href="#__RefHeading__12718_1965121651" text:style-name="Index_20_Link" text:visited-style-name="Index_20_Link">Convert archives<text:tab/>12</text:a></text:p>
          <text:p text:style-name="P128"><text:a xlink:type="simple" xlink:href="#__RefHeading__16258_1510295094" text:style-name="Index_20_Link" text:visited-style-name="Index_20_Link">Incremental/Differential archives<text:tab/>13</text:a></text:p>
          <text:p text:style-name="P128"><text:a xlink:type="simple" xlink:href="#__RefHeading__16260_1510295094" text:style-name="Index_20_Link" text:visited-style-name="Index_20_Link">Compress archives<text:tab/>14</text:a></text:p>
          <text:p text:style-name="P128"><text:a xlink:type="simple" xlink:href="#__RefHeading__16262_1510295094" text:style-name="Index_20_Link" text:visited-style-name="Index_20_Link">Encrypt archives<text:tab/>15</text:a></text:p>
          <text:p text:style-name="P131"><text:a xlink:type="simple" xlink:href="#__RefHeading__16264_1510295094" text:style-name="Index_20_Link" text:visited-style-name="Index_20_Link">Asymmetric encryption<text:tab/>16</text:a></text:p>
          <text:p text:style-name="P128"><text:a xlink:type="simple" xlink:href="#__RefHeading__29676110" text:style-name="Index_20_Link" text:visited-style-name="Index_20_Link">Split archives<text:tab/>16</text:a></text:p>
          <text:p text:style-name="P128"><text:a xlink:type="simple" xlink:href="#__RefHeading__16266_1510295094" text:style-name="Index_20_Link" text:visited-style-name="Index_20_Link">Store archives<text:tab/>17</text:a></text:p>
          <text:p text:style-name="P131"><text:a xlink:type="simple" xlink:href="#__RefHeading__31224310" text:style-name="Index_20_Link" text:visited-style-name="Index_20_Link">File system<text:tab/>17</text:a></text:p>
          <text:p text:style-name="P131"><text:a xlink:type="simple" xlink:href="#__RefHeading__33452803" text:style-name="Index_20_Link" text:visited-style-name="Index_20_Link">Remote server (FTP/SCP/SFTP/WebDAV/WebDAVS)<text:tab/>17</text:a></text:p>
          <text:p text:style-name="P131"><text:a xlink:type="simple" xlink:href="#__RefHeading__16268_1510295094" text:style-name="Index_20_Link" text:visited-style-name="Index_20_Link">CD/DVD/BD<text:tab/>18</text:a></text:p>
          <text:p text:style-name="P131"><text:a xlink:type="simple" xlink:href="#__RefHeading__33455003" text:style-name="Index_20_Link" text:visited-style-name="Index_20_Link">Device<text:tab/>19</text:a></text:p>
          <text:p text:style-name="P129"><text:a xlink:type="simple" xlink:href="#__RefHeading__29694130" text:style-name="Index_20_Link" text:visited-style-name="Index_20_Link">Server<text:tab/>20</text:a></text:p>
          <text:p text:style-name="P128"><text:a xlink:type="simple" xlink:href="#__RefHeading__16270_1510295094" text:style-name="Index_20_Link" text:visited-style-name="Index_20_Link">Daemon<text:tab/>20</text:a></text:p>
          <text:p text:style-name="P131"><text:a xlink:type="simple" xlink:href="#__RefHeading__7119_1531997487" text:style-name="Index_20_Link" text:visited-style-name="Index_20_Link">Ports<text:tab/>20</text:a></text:p>
          <text:p text:style-name="P131"><text:a xlink:type="simple" xlink:href="#__RefHeading__6783_1531997487" text:style-name="Index_20_Link" text:visited-style-name="Index_20_Link">Firewall<text:tab/>20</text:a></text:p>
          <text:p text:style-name="P128"><text:a xlink:type="simple" xlink:href="#__RefHeading__12406_1972768539" text:style-name="Index_20_Link" text:visited-style-name="Index_20_Link">Master and Slave<text:tab/>21</text:a></text:p>
          <text:p text:style-name="P128"><text:a xlink:type="simple" xlink:href="#__RefHeading__16272_1510295094" text:style-name="Index_20_Link" text:visited-style-name="Index_20_Link">Database<text:tab/>21</text:a></text:p>
          <text:p text:style-name="P131"><text:a xlink:type="simple" xlink:href="#__RefHeading__8614_961238848" text:style-name="Index_20_Link" text:visited-style-name="Index_20_Link">bar-sqlite3<text:tab/>22</text:a></text:p>
          <text:p text:style-name="P128"><text:a xlink:type="simple" xlink:href="#__RefHeading__30626103" text:style-name="Index_20_Link" text:visited-style-name="Index_20_Link">Graphical front end<text:tab/>24</text:a></text:p>
          <text:p text:style-name="P131"><text:a xlink:type="simple" xlink:href="#__RefHeading__16274_1510295094" text:style-name="Index_20_Link" text:visited-style-name="Index_20_Link">Status tab<text:tab/>25</text:a></text:p>
          <text:p text:style-name="P131"><text:a xlink:type="simple" xlink:href="#__RefHeading__16276_1510295094" text:style-name="Index_20_Link" text:visited-style-name="Index_20_Link">Jobs tab<text:tab/>26</text:a></text:p>
          <text:p text:style-name="P132"><text:a xlink:type="simple" xlink:href="#__RefHeading__16278_1510295094" text:style-name="Index_20_Link" text:visited-style-name="Index_20_Link">Entries<text:tab/>26</text:a></text:p>
          <text:p text:style-name="P132"><text:a xlink:type="simple" xlink:href="#__RefHeading__16280_1510295094" text:style-name="Index_20_Link" text:visited-style-name="Index_20_Link">Images<text:tab/>27</text:a></text:p>
          <text:p text:style-name="P132"><text:a xlink:type="simple" xlink:href="#__RefHeading__16282_1510295094" text:style-name="Index_20_Link" text:visited-style-name="Index_20_Link">Filters &amp; Mounts<text:tab/>28</text:a></text:p>
          <text:p text:style-name="P132"><text:a xlink:type="simple" xlink:href="#__RefHeading__30546110" text:style-name="Index_20_Link" text:visited-style-name="Index_20_Link">Storage<text:tab/>29</text:a></text:p>
          <text:p text:style-name="P132"><text:a xlink:type="simple" xlink:href="#__RefHeading__14185_608817561" text:style-name="Index_20_Link" text:visited-style-name="Index_20_Link">Scripts<text:tab/>30</text:a></text:p>
          <text:p text:style-name="P132"><text:a xlink:type="simple" xlink:href="#__RefHeading__16284_1510295094" text:style-name="Index_20_Link" text:visited-style-name="Index_20_Link">Schedule<text:tab/>31</text:a></text:p>
          <text:p text:style-name="P132"><text:a xlink:type="simple" xlink:href="#__RefHeading__16286_1510295094" text:style-name="Index_20_Link" text:visited-style-name="Index_20_Link">Persistence<text:tab/>32</text:a></text:p>
          <text:p text:style-name="P132"><text:a xlink:type="simple" xlink:href="#__RefHeading__12408_1972768539" text:style-name="Index_20_Link" text:visited-style-name="Index_20_Link">Comment<text:tab/>33</text:a></text:p>
          <text:p text:style-name="P131"><text:a xlink:type="simple" xlink:href="#__RefHeading__12410_1972768539" text:style-name="Index_20_Link" text:visited-style-name="Index_20_Link">Restore tab<text:tab/>33</text:a></text:p>
          <text:p text:style-name="P131"><text:a xlink:type="simple" xlink:href="#__RefHeading__12251_695893263" text:style-name="Index_20_Link" text:visited-style-name="Index_20_Link">Server settings<text:tab/>36</text:a></text:p>
          <text:p text:style-name="P132"><text:a xlink:type="simple" xlink:href="#__RefHeading__12253_695893263" text:style-name="Index_20_Link" text:visited-style-name="Index_20_Link">General<text:tab/>36</text:a></text:p>
          <text:p text:style-name="P132"><text:a xlink:type="simple" xlink:href="#__RefHeading__12255_695893263" text:style-name="Index_20_Link" text:visited-style-name="Index_20_Link">Servers<text:tab/>37</text:a></text:p>
          <text:p text:style-name="P132"><text:a xlink:type="simple" xlink:href="#__RefHeading__12257_695893263" text:style-name="Index_20_Link" text:visited-style-name="Index_20_Link">Commands<text:tab/>38</text:a></text:p>
          <text:p text:style-name="P132"><text:soft-page-break/><text:a xlink:type="simple" xlink:href="#__RefHeading__12259_695893263" text:style-name="Index_20_Link" text:visited-style-name="Index_20_Link">Verbosity &amp; Log<text:tab/>38</text:a></text:p>
          <text:p text:style-name="P129"><text:a xlink:type="simple" xlink:href="#__RefHeading__16288_1510295094" text:style-name="Index_20_Link" text:visited-style-name="Index_20_Link">Use cases<text:tab/>39</text:a></text:p>
          <text:p text:style-name="P128"><text:a xlink:type="simple" xlink:href="#__RefHeading__15954_1674148630" text:style-name="Index_20_Link" text:visited-style-name="Index_20_Link">a) <text:s/>Normal backup<text:tab/>39</text:a></text:p>
          <text:p text:style-name="P128"><text:a xlink:type="simple" xlink:href="#__RefHeading__15956_1674148630" text:style-name="Index_20_Link" text:visited-style-name="Index_20_Link">b) <text:s/>Full daily backup with time schedule<text:tab/>40</text:a></text:p>
          <text:p text:style-name="P128"><text:a xlink:type="simple" xlink:href="#__RefHeading__15958_1674148630" text:style-name="Index_20_Link" text:visited-style-name="Index_20_Link">c) <text:s/>Full weekly backup with time schedule and daily incremental backup<text:tab/>40</text:a></text:p>
          <text:p text:style-name="P128"><text:a xlink:type="simple" xlink:href="#__RefHeading__15960_1674148630" text:style-name="Index_20_Link" text:visited-style-name="Index_20_Link">d) <text:s/>Full weekly backup with daily incremental and continuous backup<text:tab/>40</text:a></text:p>
          <text:p text:style-name="P128"><text:a xlink:type="simple" xlink:href="#__RefHeading__15962_1674148630" text:style-name="Index_20_Link" text:visited-style-name="Index_20_Link">e) <text:s/>Restore single file or directory<text:tab/>41</text:a></text:p>
          <text:p text:style-name="P128"><text:a xlink:type="simple" xlink:href="#__RefHeading__15964_1674148630" text:style-name="Index_20_Link" text:visited-style-name="Index_20_Link">f) <text:s/>Restore full backup<text:tab/>41</text:a></text:p>
          <text:p text:style-name="P129"><text:a xlink:type="simple" xlink:href="#__RefHeading__15744_1674148630" text:style-name="Index_20_Link" text:visited-style-name="Index_20_Link">Appendix<text:tab/>42</text:a></text:p>
          <text:p text:style-name="P128"><text:a xlink:type="simple" xlink:href="#__RefHeading__8616_961238848" text:style-name="Index_20_Link" text:visited-style-name="Index_20_Link">Tools<text:tab/>42</text:a></text:p>
          <text:p text:style-name="P128"><text:a xlink:type="simple" xlink:href="#__RefHeading__30604910" text:style-name="Index_20_Link" text:visited-style-name="Index_20_Link">Archive file name macros<text:tab/>42</text:a></text:p>
          <text:p text:style-name="P128"><text:a xlink:type="simple" xlink:href="#__RefHeading__27593402" text:style-name="Index_20_Link" text:visited-style-name="Index_20_Link">BAR command line options summary<text:tab/>43</text:a></text:p>
          <text:p text:style-name="P131"><text:a xlink:type="simple" xlink:href="#__RefHeading__16290_1510295094" text:style-name="Index_20_Link" text:visited-style-name="Index_20_Link">Basic commands<text:tab/>43</text:a></text:p>
          <text:p text:style-name="P131"><text:a xlink:type="simple" xlink:href="#__RefHeading__16292_1510295094" text:style-name="Index_20_Link" text:visited-style-name="Index_20_Link">Include/Exclude files<text:tab/>45</text:a></text:p>
          <text:p text:style-name="P131"><text:a xlink:type="simple" xlink:href="#__RefHeading__16294_1510295094" text:style-name="Index_20_Link" text:visited-style-name="Index_20_Link">Incremental/Differential archives<text:tab/>46</text:a></text:p>
          <text:p text:style-name="P131"><text:a xlink:type="simple" xlink:href="#__RefHeading__16296_1510295094" text:style-name="Index_20_Link" text:visited-style-name="Index_20_Link">Compression<text:tab/>47</text:a></text:p>
          <text:p text:style-name="P131"><text:a xlink:type="simple" xlink:href="#__RefHeading__16298_1510295094" text:style-name="Index_20_Link" text:visited-style-name="Index_20_Link">Encryption<text:tab/>50</text:a></text:p>
          <text:p text:style-name="P131"><text:a xlink:type="simple" xlink:href="#__RefHeading__12412_1972768539" text:style-name="Index_20_Link" text:visited-style-name="Index_20_Link">Signatures<text:tab/>52</text:a></text:p>
          <text:p text:style-name="P131"><text:a xlink:type="simple" xlink:href="#__RefHeading__29665410" text:style-name="Index_20_Link" text:visited-style-name="Index_20_Link">Splitting<text:tab/>52</text:a></text:p>
          <text:p text:style-name="P131"><text:a xlink:type="simple" xlink:href="#__RefHeading__31202610" text:style-name="Index_20_Link" text:visited-style-name="Index_20_Link">Storage<text:tab/>53</text:a></text:p>
          <text:p text:style-name="P132"><text:a xlink:type="simple" xlink:href="#__RefHeading__16300_1510295094" text:style-name="Index_20_Link" text:visited-style-name="Index_20_Link">File<text:tab/>53</text:a></text:p>
          <text:p text:style-name="P132"><text:a xlink:type="simple" xlink:href="#__RefHeading__33495803" text:style-name="Index_20_Link" text:visited-style-name="Index_20_Link">FTP<text:tab/>53</text:a></text:p>
          <text:p text:style-name="P132"><text:a xlink:type="simple" xlink:href="#__RefHeading__33496803" text:style-name="Index_20_Link" text:visited-style-name="Index_20_Link">SSH<text:tab/>53</text:a></text:p>
          <text:p text:style-name="P132"><text:a xlink:type="simple" xlink:href="#__RefHeading__16302_1510295094" text:style-name="Index_20_Link" text:visited-style-name="Index_20_Link">SCP<text:tab/>54</text:a></text:p>
          <text:p text:style-name="P132"><text:a xlink:type="simple" xlink:href="#__RefHeading__16304_1510295094" text:style-name="Index_20_Link" text:visited-style-name="Index_20_Link">SFTP<text:tab/>54</text:a></text:p>
          <text:p text:style-name="P132"><text:a xlink:type="simple" xlink:href="#__RefHeading__7767_909302912" text:style-name="Index_20_Link" text:visited-style-name="Index_20_Link">WebDAV/WebDAVS<text:tab/>54</text:a></text:p>
          <text:p text:style-name="P132"><text:a xlink:type="simple" xlink:href="#__RefHeading__16306_1510295094" text:style-name="Index_20_Link" text:visited-style-name="Index_20_Link">CD/DVD/BD<text:tab/>55</text:a></text:p>
          <text:p text:style-name="P132"><text:a xlink:type="simple" xlink:href="#__RefHeading__33501503" text:style-name="Index_20_Link" text:visited-style-name="Index_20_Link">Device<text:tab/>57</text:a></text:p>
          <text:p text:style-name="P131"><text:a xlink:type="simple" xlink:href="#__RefHeading__16308_1510295094" text:style-name="Index_20_Link" text:visited-style-name="Index_20_Link">Restore<text:tab/>58</text:a></text:p>
          <text:p text:style-name="P131"><text:a xlink:type="simple" xlink:href="#__RefHeading__16310_1510295094" text:style-name="Index_20_Link" text:visited-style-name="Index_20_Link">Server<text:tab/>59</text:a></text:p>
          <text:p text:style-name="P131"><text:a xlink:type="simple" xlink:href="#__RefHeading__13949_1679799926" text:style-name="Index_20_Link" text:visited-style-name="Index_20_Link">Index database<text:tab/>60</text:a></text:p>
          <text:p text:style-name="P131"><text:a xlink:type="simple" xlink:href="#__RefHeading__10437_873480820" text:style-name="Index_20_Link" text:visited-style-name="Index_20_Link">Continuous database<text:tab/>61</text:a></text:p>
          <text:p text:style-name="P131"><text:a xlink:type="simple" xlink:href="#__RefHeading__13951_1679799926" text:style-name="Index_20_Link" text:visited-style-name="Index_20_Link">Logging<text:tab/>62</text:a></text:p>
          <text:p text:style-name="P131"><text:a xlink:type="simple" xlink:href="#__RefHeading__16312_1510295094" text:style-name="Index_20_Link" text:visited-style-name="Index_20_Link">Miscellaneous<text:tab/>63</text:a></text:p>
          <text:p text:style-name="P128"><text:a xlink:type="simple" xlink:href="#__RefHeading__16314_1510295094" text:style-name="Index_20_Link" text:visited-style-name="Index_20_Link">BAR configuration and job files<text:tab/>68</text:a></text:p>
          <text:p text:style-name="P131"><text:a xlink:type="simple" xlink:href="#__RefHeading__16316_1510295094" text:style-name="Index_20_Link" text:visited-style-name="Index_20_Link">Additional configuration entries<text:tab/>68</text:a></text:p>
          <text:p text:style-name="P131"><text:a xlink:type="simple" xlink:href="#__RefHeading__16318_1510295094" text:style-name="Index_20_Link" text:visited-style-name="Index_20_Link">Block configuration entries<text:tab/>69</text:a></text:p>
          <text:p text:style-name="P132"><text:a xlink:type="simple" xlink:href="#__RefHeading__14674_1674148630" text:style-name="Index_20_Link" text:visited-style-name="Index_20_Link">File server<text:tab/>69</text:a></text:p>
          <text:p text:style-name="P132"><text:a xlink:type="simple" xlink:href="#__RefHeading__16320_1510295094" text:style-name="Index_20_Link" text:visited-style-name="Index_20_Link">FTP server<text:tab/>70</text:a></text:p>
          <text:p text:style-name="P132"><text:a xlink:type="simple" xlink:href="#__RefHeading__16322_1510295094" text:style-name="Index_20_Link" text:visited-style-name="Index_20_Link">SSH/SCP/SFTP server<text:tab/>70</text:a></text:p>
          <text:p text:style-name="P132"><text:a xlink:type="simple" xlink:href="#__RefHeading__9029_1272517093" text:style-name="Index_20_Link" text:visited-style-name="Index_20_Link">WebDAV/WebDAVS server<text:tab/>70</text:a></text:p>
          <text:p text:style-name="P132"><text:a xlink:type="simple" xlink:href="#__RefHeading__9031_1272517093" text:style-name="Index_20_Link" text:visited-style-name="Index_20_Link">Device<text:tab/>71</text:a></text:p>
          <text:p text:style-name="P132"><text:a xlink:type="simple" xlink:href="#__RefHeading__9033_1272517093" text:style-name="Index_20_Link" text:visited-style-name="Index_20_Link">Schedule<text:tab/>71</text:a></text:p>
          <text:p text:style-name="P132"><text:a xlink:type="simple" xlink:href="#__RefHeading___Toc220184_3155296967" text:style-name="Index_20_Link" text:visited-style-name="Index_20_Link">Persistence<text:tab/>72</text:a></text:p>
          <text:p text:style-name="P132"><text:a xlink:type="simple" xlink:href="#__RefHeading___Toc12265_1256220904" text:style-name="Index_20_Link" text:visited-style-name="Index_20_Link">Maintenance<text:tab/>72</text:a></text:p>
          <text:p text:style-name="P131"><text:a xlink:type="simple" xlink:href="#__RefHeading__16326_1510295094" text:style-name="Index_20_Link" text:visited-style-name="Index_20_Link">Example configuration file<text:tab/>72</text:a></text:p>
          <text:p text:style-name="P128"><text:a xlink:type="simple" xlink:href="#__RefHeading__32474025" text:style-name="Index_20_Link" text:visited-style-name="Index_20_Link">BARControl command line options summary<text:tab/>73</text:a></text:p>
          <text:p text:style-name="P128"><text:a xlink:type="simple" xlink:href="#__RefHeading__16328_1510295094" text:style-name="Index_20_Link" text:visited-style-name="Index_20_Link">BARControl configuration file<text:tab/>75</text:a></text:p>
          <text:p text:style-name="P128"><text:a xlink:type="simple" xlink:href="#__RefHeading__16330_1510295094" text:style-name="Index_20_Link" text:visited-style-name="Index_20_Link">Exit codes<text:tab/>76</text:a></text:p>
          <text:p text:style-name="P128"><text:a xlink:type="simple" xlink:href="#__RefHeading__29596110" text:style-name="Index_20_Link" text:visited-style-name="Index_20_Link">Archive file format<text:tab/>77</text:a></text:p>
          <text:p text:style-name="P128"><text:soft-page-break/><text:a xlink:type="simple" xlink:href="#__RefHeading__35624716" text:style-name="Index_20_Link" text:visited-style-name="Index_20_Link">Compilation<text:tab/>78</text:a></text:p>
          <text:p text:style-name="P128"><text:a xlink:type="simple" xlink:href="#__RefHeading__16332_1510295094" text:style-name="Index_20_Link" text:visited-style-name="Index_20_Link">Development<text:tab/>81</text:a></text:p>
          <text:p text:style-name="P129"><text:a xlink:type="simple" xlink:href="#__RefHeading__31406103" text:style-name="Index_20_Link" text:visited-style-name="Index_20_Link">Frequently asked questions<text:tab/>81</text:a></text:p>
          <text:p text:style-name="P129"><text:a xlink:type="simple" xlink:href="#__RefHeading__16334_1510295094" text:style-name="Index_20_Link" text:visited-style-name="Index_20_Link">Contact and bug reports<text:tab/>89</text:a></text:p>
          <text:p text:style-name="P129"><text:a xlink:type="simple" xlink:href="#__RefHeading__16336_1510295094" text:style-name="Index_20_Link" text:visited-style-name="Index_20_Link">License<text:tab/>89</text:a></text:p>
          <text:p text:style-name="P129"><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0">Figure 1: Graphical front end main window (status tab)<text:tab/>25</text:p>
          <text:p text:style-name="P130">Figure 2: Entries<text:tab/>27</text:p>
          <text:p text:style-name="P130">Figure 3: Images<text:tab/>28</text:p>
          <text:p text:style-name="P130">Figure 4: Filters and mounts<text:tab/>29</text:p>
          <text:p text:style-name="P130">Figure 5: Storage<text:tab/>29</text:p>
          <text:p text:style-name="P130">Figure 6: Archive name editor<text:tab/>30</text:p>
          <text:p text:style-name="P130">Figure 7: Scripts<text:tab/>31</text:p>
          <text:p text:style-name="P130">Figure 8: Scheduler<text:tab/>32</text:p>
          <text:p text:style-name="P130">Figure 9: Persistence<text:tab/>32</text:p>
          <text:p text:style-name="P130">Figure 10: Restoring files<text:tab/>34</text:p>
          <text:p text:style-name="P130">Figure 11: Restore dialog<text:tab/>35</text:p>
          <text:p text:style-name="P130">Figure 12: Server general settings<text:tab/>36</text:p>
          <text:p text:style-name="P130">Figure 13: Servers settings<text:tab/>37</text:p>
          <text:p text:style-name="P130">Figure 14: Server command settings<text:tab/>38</text:p>
          <text:p text:style-name="P13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4">Table 1: Supported entries<text:tab/>6</text:p>
          <text:p text:style-name="P134">Table 2: Certificates and key files<text:tab/>8</text:p>
          <text:p text:style-name="P134">Table 3: Archive part and medium sizes<text:tab/>19</text:p>
          <text:p text:style-name="P134">Table 4: Server ports<text:tab/>20</text:p>
          <text:p text:style-name="P134">Table 5: Archive file name macros<text:tab/>43</text:p>
          <text:p text:style-name="P134">Table 6: Pattern types<text:tab/>45</text:p>
          <text:p text:style-name="P134">Table 7: Compression algorithms<text:tab/>50</text:p>
          <text:p text:style-name="P134">Table 8: Encryption algorithms<text:tab/>51</text:p>
          <text:p text:style-name="P134">Table 9: Log information types<text:tab/>62</text:p>
          <text:p text:style-name="P134">Table 10: Log format macros<text:tab/>63</text:p>
          <text:p text:style-name="P134">Table 11: Verbosity levels<text:tab/>67</text:p>
          <text:p text:style-name="P134">Table 12: BAR exit codes<text:tab/>76</text:p>
          <text:p text:style-name="P134">Table 13: Compilation packages<text:tab/>79</text:p>
          <text:p text:style-name="P134">Table 14: Tests<text:tab/>80</text:p>
        </text:index-body>
      </text:table-index>
      <text:p text:style-name="Text_20_body"/>
      <text:h text:style-name="P191" text:outline-level="1"/>
      <text:h text:style-name="P19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897131393" text:style-name="L1">
        <text:list-item>
          <text:p text:style-name="P160">create, list, test, compare and extract archives of files and disk images,</text:p>
        </text:list-item>
        <text:list-item>
          <text:p text:style-name="P161">convert archives,</text:p>
        </text:list-item>
      </text:list>
      <text:list xml:id="list407033972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73597678" text:style-name="L2">
        <text:list-item>
          <text:p text:style-name="P162">glibc 2.3.2 or higher</text:p>
        </text:list-item>
      </text:list>
      <text:list xml:id="list131820432255180" text:continue-list="list4070339721" text:style-name="List_20_1">
        <text:list-item>
          <text:p text:style-name="List_20_1"><text:span text:style-name="Name">BAR</text:span> binary</text:p>
        </text:list-item>
      </text:list>
      <text:list xml:id="list1863043613" text:style-name="L3">
        <text:list-item>
          <text:p text:style-name="P15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808190818" text:style-name="L4">
        <text:list-item>
          <text:p text:style-name="P163">cdrecord [<text:reference-ref text:reference-format="text" text:ref-name="cdrtools">cdrtools</text:reference-ref>]</text:p>
        </text:list-item>
      </text:list>
      <text:list xml:id="list131819080866750" text:continue-list="list131820432255180" text:style-name="List_20_1">
        <text:list-item>
          <text:p text:style-name="List_20_1">growisofs [<text:reference-ref text:reference-format="text" text:ref-name="growisofs">growisofs</text:reference-ref>]</text:p>
        </text:list-item>
      </text:list>
      <text:list xml:id="list131819956355259" text:continue-list="list3808190818" text:style-name="L4">
        <text:list-item>
          <text:p text:style-name="P189">mkisofs, <text:span text:style-name="T69">dvd+rw-format</text:span> [<text:reference-ref text:reference-format="text" text:ref-name="dvd+rw-tools">dvd+rw-tools</text:reference-ref>]</text:p>
        </text:list-item>
      </text:list>
      <text:list xml:id="list131820076706785" text:continue-list="list131819080866750"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596730558" text:style-name="L5">
        <text:list-item>
          <text:p text:style-name="P164">C/<text:span text:style-name="T73">C++</text:span> development environment with gcc, <text:span text:style-name="T72">g++</text:span></text:p>
        </text:list-item>
      </text:list>
      <text:list xml:id="list131820766010233" text:continue-list="list131820076706785" text:style-name="List_20_1">
        <text:list-item>
          <text:p text:style-name="List_20_1">GNU make</text:p>
        </text:list-item>
        <text:list-item>
          <text:p text:style-name="List_20_1">m4</text:p>
        </text:list-item>
        <text:list-item>
          <text:p text:style-name="P172">xgettext</text:p>
        </text:list-item>
        <text:list-item>
          <text:p text:style-name="List_20_1">perl</text:p>
        </text:list-item>
        <text:list-item>
          <text:p text:style-name="P173">tclsh</text:p>
        </text:list-item>
        <text:list-item>
          <text:p text:style-name="P17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3181968482193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5"><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3182046954209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0"><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0">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1761543564" text:style-name="L6">
        <text:list-item>
          <text:p text:style-name="P165"><text:bookmark-start text:name="__DdeLink__11097_1674148630"/>&lt;name&gt; stay for a parameter, e. g. a name or some text,</text:p>
        </text:list-item>
      </text:list>
      <text:list xml:id="list131819298819665" text:continue-list="list13182046954209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1819283605148" text:continue-list="list1761543564" text:style-name="L6">
        <text:list-item>
          <text:p text:style-name="P152">&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1819305189238" text:continue-list="list13181929881966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64998588" text:style-name="L7">
        <text:list-item>
          <text:p text:style-name="P166">ext2</text:p>
        </text:list-item>
      </text:list>
      <text:list xml:id="list131819686825008" text:continue-list="list13181930518923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1820157067951" text:continue-numbering="true" text:style-name="List_20_1">
        <text:list-item>
          <text:p text:style-name="List_20_1_20_End">ext4</text:p>
        </text:list-item>
      </text:list>
      <text:p text:style-name="Text_20_Body_20_Start">Experimental, but no longer supported files systems are:</text:p>
      <text:list xml:id="list13182040830018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21">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25">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1"><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131819492584888"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76">crypt password</text:p>
        </text:list-item>
        <text:list-item>
          <text:p text:style-name="List_20_1">crypt key</text:p>
        </text:list-item>
        <text:list-item>
          <text:p text:style-name="List_20_1">comment</text:p>
        </text:list-item>
        <text:list-item>
          <text:p text:style-name="P153">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5">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5"><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1819531873558"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6">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6"><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182048961800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7">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7">If the environment variable SSH_ASKPASS is set to an execute this executed 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69">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11">bar ‑‑create home.bar /home –<text:span text:style-name="T95">crypt</text:span>-algorithm=<text:span text:style-name="T95">AES256 ‑‑crypt-password=secret</text:span></text:p>
      <text:p text:style-name="P112">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60424763112"/><text:alphabetical-index-mark-start text:id="IMark94860349092056"/>URI<text:alphabetical-index-mark-end text:id="IMark94860349092056"/><text:alphabetical-index-mark-end text:id="IMark9486042476311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8"><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45"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13182020385747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076686397"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text:span></text:span></text:p>
      <text:p text:style-name="List_20_2_20_Cont.">on the computer where <text:span text:style-name="T106">the </text:span><text:span text:style-name="Name">BAR</text:span> <text:span text:style-name="T106">server slave instance </text:span>is running <text:span text:style-name="T185">or</text:span></text:p>
      <text:list xml:id="list131820608363183"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text:span></text:p>
        </text:list-item>
      </text:list>
      <text:p text:style-name="Text_20_Body_20_Start">The <text:span text:style-name="Name"><text:span text:style-name="T106">BAR</text:span></text:span><text:span text:style-name="T106"> server </text:span>master <text:span text:style-name="T84">has</text:span> <text:span text:style-name="T106">a </text:span>time window of 120s to pair with <text:span text:style-name="T108">the </text:span>slave. <text:span text:style-name="T85">The master do this automatically when there is at least on job defined for the slave.</text:span></text:p>
      <text:h text:style-name="P146"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131820792267683" text:continue-list="list131820203857476" text:style-name="List_20_1">
        <text:list-item>
          <text:p text:style-name="P171">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90">the name suffix is <text:span text:style-name="Filename">.bar,</text:span> and</text:p>
        </text:list-item>
        <text:list-item>
          <text:p text:style-name="P159"><text:soft-page-break/>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4">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131819034634282" text:continue-numbering="true" text:style-name="List_20_1">
        <text:list-item>
          <text:p text:style-name="List_20_1">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77"><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77"><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77"><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77"><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77"><text:span text:style-name="Option">‑‑</text:span><text:span text:style-name="Option"><text:span text:style-name="T155">check</text:span></text:span><text:span text:style-name="T155">: check integrity of the database and report errors if something is corrupted.</text:span></text:p>
        </text:list-item>
        <text:list-item>
          <text:p text:style-name="P177"><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77"><text:soft-page-break/><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77"><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78">For more details to the available commands and options see <text:span text:style-name="Option">‑‑help</text:span> of <text:span text:style-name="Command">bar-sqlite3</text:span>.</text:p>
      <text:h text:style-name="P147" text:outline-level="2"/>
      <text:h text:style-name="P149" text:outline-level="2"><text:bookmark-start text:name="__RefHeading__30626103"/><text:alphabetical-index-mark text:string-value="graphical front end"/>Graphical front end<text:bookmark-end text:name="__RefHeading__30626103"/></text:h>
      <text:p text:style-name="P113">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131820077637127" text:continue-numbering="true" text:style-name="List_20_1">
        <text:list-item>
          <text:p text:style-name="List_20_1">specified on the command line via the option <text:span text:style-name="Option">–key-file</text:span></text:p>
        </text:list-item>
        <text:list-item>
          <text:p text:style-name="P179"><text:span text:style-name="Filename"><text:span text:style-name="T112">bar-key.pem</text:span></text:span><text:span text:style-name="T112"> in the local directory</text:span></text:p>
        </text:list-item>
        <text:list-item>
          <text:p text:style-name="P180"><text:span text:style-name="Filename">$HOME/.bar/bar-key.pem</text:span></text:p>
        </text:list-item>
        <text:list-item>
          <text:p text:style-name="P181"><text:span text:style-name="Filename">/etc/bar/bar-key.pem</text:span></text:p>
        </text:list-item>
        <text:list-item>
          <text:p text:style-name="P181"><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13182031971586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131819511350331"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2400164720" text:style-name="L8">
        <text:list-item>
          <text:p text:style-name="P137">included entry names</text:p>
        </text:list-item>
      </text:list>
      <text:list xml:id="list131820212471134" text:continue-list="list131819511350331" text:style-name="List_20_1">
        <text:list-item>
          <text:p text:style-name="List_20_1">included images</text:p>
        </text:list-item>
        <text:list-item>
          <text:p text:style-name="P182">filters and mounts</text:p>
        </text:list-item>
        <text:list-item>
          <text:p text:style-name="List_20_1">storage information</text:p>
        </text:list-item>
        <text:list-item>
          <text:p text:style-name="P182">scripts</text:p>
        </text:list-item>
        <text:list-item>
          <text:p text:style-name="P183">schedule information</text:p>
        </text:list-item>
        <text:list-item>
          <text:p text:style-name="P184">persistence information</text:p>
        </text:list-item>
        <text:list-item>
          <text:p text:style-name="P154">comments</text:p>
        </text:list-item>
      </text:list>
      <text:p text:style-name="Text_20_Body_20_Start">The jobs tab have some sub-tabs to edit these pieces of data.</text:p>
      <text:h text:style-name="P138" text:outline-level="4"><text:bookmark-start text:name="__RefHeading__16278_1510295094"/>Entries<text:bookmark-end text:name="__RefHeading__16278_1510295094"/></text:h>
      <text:p text:style-name="P115">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5">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66">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39" text:outline-level="4"><text:bookmark-start text:name="__RefHeading__14185_608817561"/><text:soft-page-break/>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draw:frame>Figure <text:sequence text:ref-name="refFigure6" text:name="Figure" text:formula="ooow:Figure+1" style:num-format="1">7</text:sequence>: Scripts</text:p></draw:text-box></draw:frame>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40"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3181949480016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472453225" text:style-name="L9">
        <text:list-item>
          <text:p text:style-name="P198">the archive is older then the max. age of the period</text:p>
        </text:list-item>
        <text:list-item>
          <text:p text:style-name="P198">the archive is not in transit to the next period</text:p>
        </text:list-item>
        <text:list-item>
          <text:p text:style-name="P198">the archive is the oldest in the period</text:p>
        </text:list-item>
        <text:list-item>
          <text:p text:style-name="P198">the number of existing archives in the period exceeds the max. number</text:p>
        </text:list-item>
      </text:list>
      <text:h text:style-name="P140"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9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62">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6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4"><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draw:frame>Figure <text:sequence text:ref-name="refFigure10" text:name="Figure" text:formula="ooow:Figure+1" style:num-format="1">11</text:sequence>: Restore dialog</text:p></draw:text-box></draw:frame><text:soft-page-break/></text:p>
      <text:h text:style-name="P19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6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9">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131819795438419" text:continue-list="list131819494800161"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85"><text:span text:style-name="T55">the nice level </text:span><text:span text:style-name="T145">D</text:span><text:span text:style-name="T55">,</text:span></text:p>
        </text:list-item>
        <text:list-item>
          <text:p text:style-name="P185"><text:span text:style-name="T55">the max. number of compress and encryption threads </text:span><text:span text:style-name="T145">E</text:span><text:span text:style-name="T55">,</text:span></text:p>
        </text:list-item>
        <text:list-item>
          <text:p text:style-name="P185"><text:span text:style-name="T55">the minimal compress size </text:span><text:span text:style-name="T145">F</text:span><text:span text:style-name="T55">,</text:span></text:p>
        </text:list-item>
        <text:list-item>
          <text:p text:style-name="P186">the jobs directory <text:span text:style-name="T144">G</text:span>,</text:p>
        </text:list-item>
        <text:list-item>
          <text:p text:style-name="P186">the max. size of files included in a continuous backup <text:span text:style-name="T146">H</text:span>,</text:p>
        </text:list-item>
        <text:list-item>
          <text:p text:style-name="P186">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131820963041437"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87"><text:span text:style-name="T56">the log </text:span>types <text:span text:style-name="Number_20_Mark"><text:span text:style-name="T56">C</text:span></text:span>,</text:p>
        </text:list-item>
        <text:list-item>
          <text:p text:style-name="P187">the log file name <text:span text:style-name="Number_20_Mark"><text:span text:style-name="T56">D</text:span></text:span>,</text:p>
        </text:list-item>
        <text:list-item>
          <text:p text:style-name="P187">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6918907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131819555456834" text:continue-list="list13182096304143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131821114306005" text:continue-list="list3169189078"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131819833831408" text:continue-list="list13181955545683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65">The exact time may be later than the specified time if some other jobs are running before.</text:p></text:note-body></text:note> <text:span text:style-name="T28">each day </text:span>as a full backup.</text:p>
      <text:list xml:id="list131820182739283" text:continue-list="list131821114306005"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131819611232275" text:continue-list="list131819833831408" text:style-name="List_20_1">
        <text:list-item>
          <text:p text:style-name="P167">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88">select for <text:span text:style-name="T28">the t</text:span><text:span text:style-name="Name">ype</text:span> <text:span text:style-name="Name">full</text:span></text:p>
        </text:list-item>
        <text:list-item>
          <text:p text:style-name="P18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88"><text:span text:style-name="Name"><text:span text:style-name="T6">select for the type </text:span></text:span><text:span text:style-name="Name"><text:span text:style-name="T2">incremental</text:span></text:span></text:p>
        </text:list-item>
        <text:list-item>
          <text:p text:style-name="P155">verify <text:span text:style-name="T28">that </text:span><text:span text:style-name="Name">enabled</text:span> is checked</text:p>
        </text:list-item>
      </text:list>
      <text:list xml:id="list131821184144704" text:continue-list="list131820182739283"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131820340903342" text:continue-list="list131819611232275" text:style-name="List_20_1">
        <text:list-item>
          <text:p text:style-name="P167">switch to the <text:span text:style-name="Name">Jobs</text:span> tab. In the <text:span text:style-name="Name">Schedule</text:span> sub-tab add a new schedule entry and define * <text:span text:style-name="T28">for the date, <text:s/>time and week day</text:span>.</text:p>
        </text:list-item>
        <text:list-item>
          <text:p text:style-name="P188">select for <text:span text:style-name="T28">the t</text:span><text:span text:style-name="Name">ype</text:span> <text:span text:style-name="Name"><text:span text:style-name="T28">continuous</text:span></text:span></text:p>
        </text:list-item>
        <text:list-item>
          <text:p text:style-name="P156">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131820243362970" text:continue-list="list131821184144704"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131820296059466" text:continue-list="list131820340903342" text:style-name="List_20_1">
        <text:list-item>
          <text:p text:style-name="P168"><text:span text:style-name="Name"><text:span text:style-name="T5">switch to the </text:span></text:span><text:span text:style-name="Name"><text:span text:style-name="T3">Restore</text:span></text:span><text:span text:style-name="Name"><text:span text:style-name="T7"> tab</text:span></text:span></text:p>
        </text:list-item>
        <text:list-item>
          <text:p text:style-name="P16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6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6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6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1819531120684" text:continue-list="list13182024336297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131820170810750" text:continue-list="list131820296059466" text:style-name="List_20_1">
        <text:list-item>
          <text:p text:style-name="P168"><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6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1" text:outline-level="1"/>
      <text:h text:style-name="P192" text:outline-level="1"><text:bookmark-start text:name="__RefHeading__15744_1674148630"/>Appendix<text:bookmark-end text:name="__RefHeading__15744_1674148630"/></text:h>
      <text:h text:style-name="P148" text:outline-level="2"><text:bookmark-start text:name="__RefHeading__8616_961238848"/>Tools<text:bookmark-end text:name="__RefHeading__8616_961238848"/></text:h>
      <text:p text:style-name="Text_20_Body_20_Start">The following tools are part of <text:span text:style-name="Command">BAR</text:span>:</text:p>
      <text:list xml:id="list13182031622255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4">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860424595320"/>--create<text:alphabetical-index-mark-end text:id="IMark94860424595320"/>, <text:alphabetical-index-mark-start text:id="IMark94860426162312"/>-c<text:alphabetical-index-mark-end text:id="IMark94860426162312"/></text:p>
      <text:p text:style-name="Option_20_Start">Create an archive with files, directories, links, hard links and special files like device-, pipes- and sockets-descriptors.</text:p>
      <text:p text:style-name="Option_20_title"><text:alphabetical-index-mark-start text:id="IMark94860424923288"/>--image<text:alphabetical-index-mark-end text:id="IMark94860424923288"/>, <text:alphabetical-index-mark-start text:id="IMark94860438210488"/>-m<text:alphabetical-index-mark-end text:id="IMark9486043821048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60425562920"/>--list<text:alphabetical-index-mark-end text:id="IMark94860425562920"/>, <text:alphabetical-index-mark-start text:id="IMark94860426250056"/>-l<text:alphabetical-index-mark-end text:id="IMark948604262500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60423636952"/>--test<text:alphabetical-index-mark-end text:id="IMark94860423636952"/>, <text:alphabetical-index-mark-start text:id="IMark94860425560456"/>-t<text:alphabetical-index-mark-end text:id="IMark94860425560456"/></text:p>
      <text:p text:style-name="Option_20_Start">Test content integrity of archives.</text:p>
      <text:p text:style-name="Option_20_title"><text:alphabetical-index-mark-start text:id="IMark94860416896648"/>--compare<text:alphabetical-index-mark-end text:id="IMark94860416896648"/>, <text:alphabetical-index-mark-start text:id="IMark94860369526856"/>-d<text:alphabetical-index-mark-end text:id="IMark94860369526856"/></text:p>
      <text:p text:style-name="Option_20_Start">Compare content of archives with content in file system.</text:p>
      <text:p text:style-name="Option_20_title"><text:soft-page-break/><text:alphabetical-index-mark-start text:id="IMark94860422137256"/>--extract<text:alphabetical-index-mark-end text:id="IMark94860422137256"/>, <text:alphabetical-index-mark-start text:id="IMark94860419482744"/>-x<text:alphabetical-index-mark-end text:id="IMark94860419482744"/></text:p>
      <text:p text:style-name="Option_20_Start">Extract content of archives.</text:p>
      <text:p text:style-name="Option_20_title"><text:alphabetical-index-mark-start text:id="IMark94860438479656"/>--<text:span text:style-name="T160">convert</text:span><text:alphabetical-index-mark-end text:id="IMark94860438479656"/></text:p>
      <text:p text:style-name="Option_20_Start">Convert <text:span text:style-name="T160">an archive with new compression, encryption, pass phrase or signature.</text:span></text:p>
      <text:p text:style-name="Option_20_title"><text:alphabetical-index-mark-start text:id="IMark94860426183496"/>--generate-keys<text:alphabetical-index-mark-end text:id="IMark94860426183496"/></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860424938936"/>--<text:span text:style-name="T133">generate-signature-keys</text:span><text:alphabetical-index-mark-end text:id="IMark94860424938936"/></text:p>
      <text:p text:style-name="P95">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60419493048"/>--generate-keys-bits<text:alphabetical-index-mark-end text:id="IMark94860419493048"/>=&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860423636952"/>--<text:span text:style-name="T76">generate-keys-mode</text:span><text:alphabetical-index-mark-end text:id="IMark94860423636952"/><text:span text:style-name="T76">=secure|transient</text:span></text:p>
      <text:p text:style-name="P96">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2"><text:alphabetical-index-mark-start text:id="IMark94860436826120"/><text:span text:style-name="T119">--storage-list-stdin</text:span><text:alphabetical-index-mark-end text:id="IMark94860436826120"/><text:span text:style-name="T119">,</text:span><text:alphabetical-index-mark-start text:id="IMark94860419482744"/><text:span text:style-name="T119">-T</text:span><text:alphabetical-index-mark-end text:id="IMark94860419482744"/></text:p>
      <text:p text:style-name="Option_20_Start">Read storage names (glob pattern) from stdin.</text:p>
      <text:p text:style-name="Option_20_title"><text:alphabetical-index-mark-start text:id="IMark94860419481464"/><text:span text:style-name="T118">--storage-list</text:span><text:alphabetical-index-mark-end text:id="IMark94860419481464"/>=&lt;file name&gt;</text:p>
      <text:p text:style-name="P88">Define the name of a file <text:span text:style-name="T116">from which storage </text:span>names or simple patterns (glob pattern) <text:span text:style-name="T116">are read.</text:span></text:p>
      <text:p text:style-name="Option_20_title"><text:alphabetical-index-mark-start text:id="IMark94860425562920"/><text:span text:style-name="T118">--storage-command</text:span><text:alphabetical-index-mark-end text:id="IMark94860425562920"/>=<text:bookmark-start text:name="__DdeLink__11095_16741486303"/>&lt;command|script&gt;<text:bookmark-end text:name="__DdeLink__11095_16741486303"/></text:p>
      <text:p text:style-name="P8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860426250056"/>--pre-command<text:alphabetical-index-mark-end text:id="IMark94860426250056"/>=&lt;command&gt;</text:p>
      <text:p text:style-name="Option_20_Start">Command to execute before a job is started.</text:p>
      <text:p text:style-name="Option_20_Start"><text:soft-page-break/>Available macros: %name.</text:p>
      <text:p text:style-name="Option_20_title"><text:alphabetical-index-mark-start text:id="IMark94860423772024"/>--post-command<text:alphabetical-index-mark-end text:id="IMark94860423772024"/>=&lt;command&gt;</text:p>
      <text:p text:style-name="Option_20_Start">Command to execute after a job terminated.</text:p>
      <text:p text:style-name="Option_20_Start">Available macros: %name.</text:p>
      <text:p text:style-name="Option_20_title"><text:alphabetical-index-mark-start text:id="IMark94860426162312"/>--mount<text:alphabetical-index-mark-end text:id="IMark94860426162312"/>=&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860426170712"/><text:span text:style-name="T122">--mount-command</text:span><text:alphabetical-index-mark-end text:id="IMark94860426170712"/><text:span text:style-name="T122">=&lt;command&gt;</text:span></text:p>
      <text:p text:style-name="Option_20_Start">Command to mount a device via a mount point.</text:p>
      <text:p text:style-name="Option_20_Start">Available macros: %directory</text:p>
      <text:p text:style-name="Option_20_title"><text:alphabetical-index-mark-start text:id="IMark94860438210488"/><text:span text:style-name="T122">--mount-device-command</text:span><text:alphabetical-index-mark-end text:id="IMark94860438210488"/><text:span text:style-name="T122">=&lt;command&gt;</text:span></text:p>
      <text:p text:style-name="Option_20_Start">Command to mount a device.</text:p>
      <text:p text:style-name="Option_20_Start">Available macros: %directory, %device</text:p>
      <text:p text:style-name="Option_20_title"><text:alphabetical-index-mark-start text:id="IMark94860438357768"/>--unmount-command<text:alphabetical-index-mark-end text:id="IMark94860438357768"/><text:span text:style-name="T122">=&lt;command&gt;</text:span></text:p>
      <text:p text:style-name="P90">Command to <text:span text:style-name="T123">un</text:span>mount a device via a mount point.</text:p>
      <text:p text:style-name="P124">Available macros: %directory</text:p>
      <text:p text:style-name="Option_20_title"><text:alphabetical-index-mark-start text:id="IMark94860423886248"/><text:span text:style-name="T161">--comment</text:span><text:alphabetical-index-mark-end text:id="IMark94860423886248"/><text:span text:style-name="T161">=&lt;text&gt;</text:span></text:p>
      <text:p text:style-name="Option_20_Start">Add comment to archive.</text:p>
      <text:p text:style-name="Option_20_title"><text:alphabetical-index-mark-start text:id="IMark94860438210904"/>--<text:span text:style-name="T163">info</text:span><text:alphabetical-index-mark-end text:id="IMark9486043821090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60425545912"/>--include<text:alphabetical-index-mark-end text:id="IMark94860425545912"/>=&lt;pattern&gt;, <text:alphabetical-index-mark-start text:id="IMark94860416896648"/>-#<text:alphabetical-index-mark-end text:id="IMark948604168966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860425539720"/><text:span text:style-name="T117">--include-file-list</text:span><text:alphabetical-index-mark-end text:id="IMark94860425539720"/>=&lt;file name&gt;</text:p>
      <text:p text:style-name="P87">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860419400488"/>--include-<text:span text:style-name="T117">file </text:span>command<text:bookmark-start text:name="__DdeLink__11102_1674148630"/><text:alphabetical-index-mark-end text:id="IMark948604194004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60423795032"/><text:span text:style-name="T117">--include-image-list</text:span><text:alphabetical-index-mark-end text:id="IMark9486042379503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60424923288"/>--<text:span text:style-name="T117">include-image-command</text:span><text:alphabetical-index-mark-end text:id="IMark94860424923288"/>=<text:bookmark-start text:name="__DdeLink__11095_16741486302"/>&lt;command|script&gt;<text:bookmark-end text:name="__DdeLink__11095_16741486302"/></text:p>
      <text:p text:style-name="P89"><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860436826120"/>--exclude<text:alphabetical-index-mark-end text:id="IMark94860436826120"/>=&lt;pattern&gt;, <text:alphabetical-index-mark-start text:id="IMark94860426129704"/>-!<text:alphabetical-index-mark-end text:id="IMark948604261297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60423352232"/>--<text:span text:style-name="T162">exclude-list</text:span><text:alphabetical-index-mark-end text:id="IMark94860423352232"/><text:span text:style-name="T162">=&lt;file name&gt;</text:span></text:p>
      <text:p text:style-name="P97">Define the name of a file from which names or simple patterns (glob pattern) are read which must not match to files and are excluded from the created archive.</text:p>
      <text:p text:style-name="Option_20_title"><text:alphabetical-index-mark-start text:id="IMark94860425540920"/>--exclude-command<text:alphabetical-index-mark-end text:id="IMark948604255409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60423772024"/>--<text:span text:style-name="T171">storage-list</text:span><text:alphabetical-index-mark-end text:id="IMark94860423772024"/><text:span text:style-name="T171">=&lt;file name&gt;</text:span></text:p>
      <text:p text:style-name="P100">Define the name of a file from which <text:span text:style-name="T171">storage </text:span>names or simple patterns (glob pattern) are read.</text:p>
      <text:p text:style-name="Option_20_title"><text:alphabetical-index-mark-start text:id="IMark94860423771656"/>--<text:span text:style-name="T171">storage-command</text:span><text:alphabetical-index-mark-end text:id="IMark94860423771656"/><text:span text:style-name="T171">=&lt;command|script&gt;</text:span></text:p>
      <text:p text:style-name="P100">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94" text:outline-level="3"><text:bookmark-start text:name="__RefHeading__16294_1510295094"/>Incremental/Differential archives<text:bookmark-end text:name="__RefHeading__16294_1510295094"/></text:h>
      <text:p text:style-name="P47"><text:alphabetical-index-mark-start text:id="IMark94860425783736"/>--normal<text:alphabetical-index-mark-end text:id="IMark94860425783736"/></text:p>
      <text:p text:style-name="Option_20_Start">Create a normal archive. No incremental data is used or stored.</text:p>
      <text:p text:style-name="Option_20_title"><text:alphabetical-index-mark-start text:id="IMark94860426129704"/><text:span text:style-name="T16">--full</text:span><text:alphabetical-index-mark-end text:id="IMark94860426129704"/><text:span text:style-name="T16">, </text:span><text:alphabetical-index-mark-start text:id="IMark94860424938568"/><text:span text:style-name="T16">-f</text:span><text:alphabetical-index-mark-end text:id="IMark94860424938568"/></text:p>
      <text:p text:style-name="Option_20_Start">Create a full archive and store incremental data.</text:p>
      <text:p text:style-name="Option_20_title"><text:soft-page-break/><text:alphabetical-index-mark-start text:id="IMark94860349092056"/><text:span text:style-name="T16">--incremental</text:span><text:alphabetical-index-mark-end text:id="IMark94860349092056"/><text:span text:style-name="T16">, </text:span><text:alphabetical-index-mark-start text:id="IMark94860425547192"/><text:span text:style-name="T16">-i</text:span><text:alphabetical-index-mark-end text:id="IMark948604255471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860416896648"/><text:span text:style-name="T16">--incremental-list-file</text:span><text:alphabetical-index-mark-end text:id="IMark94860416896648"/><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7"><text:alphabetical-index-mark-start text:id="IMark94860425560456"/>--differential<text:alphabetical-index-mark-end text:id="IMark94860425560456"/></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60426169512"/>--compress-algorithm<text:alphabetical-index-mark-end text:id="IMark94860426169512"/>, <text:alphabetical-index-mark-start text:id="IMark94860426126328"/>-z<text:alphabetical-index-mark-end text:id="IMark9486042612632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60425562920"/>--compress-min-size<text:alphabetical-index-mark-end text:id="IMark948604255629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60419442904"/>--compress-exclude<text:alphabetical-index-mark-end text:id="IMark9486041944290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860424595320"/>--<text:span text:style-name="T162">delta-source</text:span><text:alphabetical-index-mark-end text:id="IMark94860424595320"/><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60419475000"/>--crypt-algorithm<text:alphabetical-index-mark-end text:id="IMark94860419475000"/>, <text:alphabetical-index-mark-start text:id="IMark94860426129704"/>-y<text:alphabetical-index-mark-end text:id="IMark948604261297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60425545912"/>--crypt-type<text:alphabetical-index-mark-end text:id="IMark948604255459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60438798936"/>--crypt-password<text:alphabetical-index-mark-end text:id="IMark948604387989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60425045080"/><text:alphabetical-index-mark-start text:id="IMark94860425539720"/><text:span text:style-name="T79">--crypt-new-password</text:span><text:alphabetical-index-mark-end text:id="IMark94860425539720"/><text:alphabetical-index-mark-end text:id="IMark94860425045080"/><text:span text:style-name="T79">=&lt;password&gt;</text:span></text:p>
      <text:p text:style-name="P81"><text:span text:style-name="T79">New </text:span>crypt password phrase to use <text:span text:style-name="T160">when converting an archive</text:span>.</text:p>
      <text:p text:style-name="P106">Note:<text:tab/>Use this option with care! Password phrases specified on the command line may be stored in the history of your shell, thus can be recovered by displaying the command history.</text:p>
      <text:p text:style-name="Option_20_title"><text:alphabetical-index-mark-start text:id="IMark94860436826120"/>--crypt-public-key<text:alphabetical-index-mark-end text:id="IMark94860436826120"/>=&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860425451768"/>--crypt-private-key<text:alphabetical-index-mark-end text:id="IMark94860425451768"/>=&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5" text:outline-level="3"><text:bookmark-start text:name="__RefHeading__12412_1972768539"/>Signatures<text:bookmark-end text:name="__RefHeading__12412_1972768539"/></text:h>
      <text:p text:style-name="Option_20_title"><text:alphabetical-index-mark-start text:id="IMark94860426600280"/>--signatures-public-key<text:alphabetical-index-mark-end text:id="IMark94860426600280"/>=&lt;file name&gt;</text:p>
      <text:p text:style-name="P82">Name of file with the RSA signature public key. The signature public key is used to verify the data integrity of an archive.</text:p>
      <text:p text:style-name="Option_20_title"><text:alphabetical-index-mark-start text:id="IMark94860423401752"/>--signature-private-key<text:alphabetical-index-mark-end text:id="IMark94860423401752"/>=&lt;file name&gt;</text:p>
      <text:p text:style-name="P82">Name of file with the RSA encryption private key. The signature public key is used to add a signature to an archive.</text:p>
      <text:p text:style-name="P10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60419442904"/>--force-verify-signatures<text:alphabetical-index-mark-end text:id="IMark94860419442904"/></text:p>
      <text:p text:style-name="P107">Force verification of signatures. If the signature public key is not available or the signature is invalid an error is reported. If this option is not given only a warning may be shown.</text:p>
      <text:p text:style-name="Option_20_title"><text:alphabetical-index-mark-start text:id="IMark94860424938936"/>--skip-verify-signatures<text:alphabetical-index-mark-end text:id="IMark94860424938936"/></text:p>
      <text:p text:style-name="P107">Skip verification of signatures and do not show an error or a warning.</text:p>
      <text:p text:style-name="Option_20_title"><text:alphabetical-index-mark-start text:id="IMark94860425560456"/>--<text:span text:style-name="T100">no-signatures</text:span><text:alphabetical-index-mark-end text:id="IMark94860425560456"/></text:p>
      <text:p text:style-name="P108">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60417946472"/>--archive-part-size<text:alphabetical-index-mark-end text:id="IMark94860417946472"/>=&lt;size&gt;, <text:alphabetical-index-mark-start text:id="IMark94860423771656"/>-s<text:alphabetical-index-mark-end text:id="IMark94860423771656"/>=&lt;size&gt;</text:p>
      <text:p text:style-name="P7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60436826120"/>--fragment-size<text:alphabetical-index-mark-end text:id="IMark9486043682612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60438210904"/>--file-write-pre-command<text:alphabetical-index-mark-end text:id="IMark948604382109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60419442904"/>--file-write-post-command<text:alphabetical-index-mark-end text:id="IMark9486041944290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60425540920"/>--ftp-login-name<text:alphabetical-index-mark-end text:id="IMark94860425540920"/>=&lt;name&gt;</text:p>
      <text:p text:style-name="Option_20_Start">Specify the general FTP login name.</text:p>
      <text:p text:style-name="Option_20_title"><text:alphabetical-index-mark-start text:id="IMark94860425539720"/>--ftp-password<text:alphabetical-index-mark-end text:id="IMark948604255397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60419475000"/>--ftp-max-connections<text:alphabetical-index-mark-end text:id="IMark94860419475000"/>=&lt;n&gt;</text:p>
      <text:p text:style-name="Option_20_note">Specify the max. number of concurrent connections for this FTP server.</text:p>
      <text:p text:style-name="Option_20_title"><text:bookmark-end text:name="__DdeLink__10735_1674148630"/><text:alphabetical-index-mark-start text:id="IMark94860438479656"/>--ftp-write-pre-command<text:alphabetical-index-mark-end text:id="IMark94860438479656"/>=&lt;command&gt;</text:p>
      <text:p text:style-name="Option_20_Start">Command to execute before file is transmitted to FTP server.</text:p>
      <text:p text:style-name="Option_20_Start">Available macros: %file, %number.</text:p>
      <text:p text:style-name="Option_20_title"><text:alphabetical-index-mark-start text:id="IMark94860426600280"/>--ftp-write-post-command<text:alphabetical-index-mark-end text:id="IMark9486042660028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60423401752"/>--ssh-port<text:alphabetical-index-mark-end text:id="IMark94860423401752"/>=&lt;n&gt;</text:p>
      <text:p text:style-name="Option_20_Start">Specify ssh port to use. Default is 22.</text:p>
      <text:p text:style-name="Option_20_title"><text:alphabetical-index-mark-start text:id="IMark94860424938936"/>--ssh-login-name<text:alphabetical-index-mark-end text:id="IMark94860424938936"/>=&lt;name&gt;</text:p>
      <text:p text:style-name="Option_20_Start">Specify the default ssh login name.</text:p>
      <text:p text:style-name="Option_20_title"><text:alphabetical-index-mark-start text:id="IMark94860423795032"/>--ssh-password<text:alphabetical-index-mark-end text:id="IMark9486042379503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60425045080"/>--ssh-public-key<text:alphabetical-index-mark-end text:id="IMark94860425045080"/>=&lt;file name&gt;</text:p>
      <text:p text:style-name="Option_20_Start">Specify the file name with the ssh public key.</text:p>
      <text:p text:style-name="Option_20_title"><text:alphabetical-index-mark-start text:id="IMark94860426129704"/>--ssh-private-key<text:alphabetical-index-mark-end text:id="IMark9486042612970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860438479656"/>--ssh-max-connections<text:alphabetical-index-mark-end text:id="IMark9486043847965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860423636952"/>--scp-write-pre-command<text:alphabetical-index-mark-end text:id="IMark948604236369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60349092056"/>--scp-write-post-command<text:alphabetical-index-mark-end text:id="IMark948603490920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60424923288"/>--sftp-write-pre-command<text:alphabetical-index-mark-end text:id="IMark9486042492328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60425045080"/>--sftp-write-post-command<text:alphabetical-index-mark-end text:id="IMark9486042504508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860423771656"/>--webdav-login<text:alphabetical-index-mark-end text:id="IMark94860423771656"/>=&lt;name&gt;</text:p>
      <text:p text:style-name="Option_20_Start">Specify the default WebDAV login name.</text:p>
      <text:p text:style-name="Option_20_title"><text:alphabetical-index-mark-start text:id="IMark94860423357064"/>--webdav-password<text:alphabetical-index-mark-end text:id="IMark9486042335706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60426600280"/>--webdav-max-connections<text:alphabetical-index-mark-end text:id="IMark9486042660028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860416896648"/>--webdav-write-pre-command<text:alphabetical-index-mark-end text:id="IMark948604168966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60425540920"/>--webdav-write-post-command<text:alphabetical-index-mark-end text:id="IMark948604255409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60426250056"/>--cd-device<text:alphabetical-index-mark-end text:id="IMark94860426250056"/>=&lt;device name&gt;, <text:alphabetical-index-mark-start text:id="IMark94860425539720"/>--dvd-device<text:alphabetical-index-mark-end text:id="IMark94860425539720"/>=&lt;device name&gt;, <text:alphabetical-index-mark-start text:id="IMark94860423771656"/>--bd-device<text:alphabetical-index-mark-end text:id="IMark94860423771656"/>=&lt;device name&gt;</text:p>
      <text:p text:style-name="Option_20_Start">Default device name for creating CDs/BDs/DVDs.</text:p>
      <text:p text:style-name="Option_20_title"><text:alphabetical-index-mark-start text:id="IMark94860425045080"/>--cd-request-volume-command<text:alphabetical-index-mark-end text:id="IMark94860425045080"/>=&lt;command&gt;, <text:alphabetical-index-mark-start text:id="IMark94860423360392"/>--dvd-request-volume-command<text:alphabetical-index-mark-end text:id="IMark94860423360392"/>=&lt;command&gt;, <text:alphabetical-index-mark-start text:id="IMark94860426600280"/>--bd-request-volume-command<text:alphabetical-index-mark-end text:id="IMark948604266002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60416896648"/>--cd-unload-volume-command<text:alphabetical-index-mark-end text:id="IMark94860416896648"/>=&lt;command&gt;, <text:alphabetical-index-mark-start text:id="IMark94860426170712"/>--dvd-unload-volume-command<text:alphabetical-index-mark-end text:id="IMark94860426170712"/>=&lt;command&gt;, <text:alphabetical-index-mark-start text:id="IMark94860425707608"/>--bd-unload-volume-command<text:alphabetical-index-mark-end text:id="IMark9486042570760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60369526856"/>--cd-load-volume-command<text:alphabetical-index-mark-end text:id="IMark94860369526856"/>=&lt;command&gt;, <text:alphabetical-index-mark-start text:id="IMark94860419481464"/>--dvd-load-volume-command<text:alphabetical-index-mark-end text:id="IMark94860419481464"/>=&lt;command&gt;, <text:alphabetical-index-mark-start text:id="IMark94860423771656"/>--bd-load-volume-command<text:alphabetical-index-mark-end text:id="IMark948604237716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60424595320"/>--cd-volume-size<text:alphabetical-index-mark-end text:id="IMark94860424595320"/>=<text:bookmark-start text:name="__DdeLink__5568_1180582065"/>&lt;n&gt;[G|M|K], <text:alphabetical-index-mark-start text:id="IMark94860419482744"/>--dvd-volume-size<text:alphabetical-index-mark-end text:id="IMark94860419482744"/>=&lt;n&gt;[G|M|K], <text:alphabetical-index-mark-start text:id="IMark94860425562920"/>--bd-volume-size<text:alphabetical-index-mark-end text:id="IMark9486042556292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860423360392"/>--cd-image-pre-command<text:alphabetical-index-mark-end text:id="IMark94860423360392"/>=&lt;command&gt;, <text:alphabetical-index-mark-start text:id="IMark94860423357064"/>--dvd-image-pre-command<text:alphabetical-index-mark-end text:id="IMark94860423357064"/>=&lt;command&gt;, <text:alphabetical-index-mark-start text:id="IMark94860426162312"/>--bd-image-pre-command<text:alphabetical-index-mark-end text:id="IMark9486042616231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860438798936"/>--cd-image-post-command<text:alphabetical-index-mark-end text:id="IMark94860438798936"/>=&lt;command&gt;, <text:alphabetical-index-mark-start text:id="IMark94860425540920"/>--dvd-image-post-command<text:alphabetical-index-mark-end text:id="IMark94860425540920"/>=&lt;command&gt;, <text:alphabetical-index-mark-start text:id="IMark94860426169512"/>--bd-image-post-command<text:alphabetical-index-mark-end text:id="IMark9486042616951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60423771656"/>--cd-image-command<text:alphabetical-index-mark-end text:id="IMark94860423771656"/>=&lt;command&gt;, <text:alphabetical-index-mark-start text:id="IMark94860424174248"/>--dvd-image-command<text:alphabetical-index-mark-end text:id="IMark94860424174248"/>=&lt;command&gt;, <text:alphabetical-index-mark-start text:id="IMark94860436826120"/>--bd-image-command<text:alphabetical-index-mark-end text:id="IMark94860436826120"/>=&lt;command&gt;</text:p>
      <text:p text:style-name="Option_20_Start">Command to create a CD/DVD/BD image. Default is <text:span text:style-name="Command"><text:span text:style-name="T16">mkisofs</text:span></text:span>.</text:p>
      <text:p text:style-name="P94">Available macros: %device, %file, %image, %sectors, %number, %j, %j1.</text:p>
      <text:p text:style-name="P109"><text:span text:style-name="T132">Note:<text:tab/></text:span>%i is the number of available CPU cores, %j1 is the number of available CPU cores minus 1, but at least 1.</text:p>
      <text:p text:style-name="Option_20_title"><text:alphabetical-index-mark-start text:id="IMark94860423367928"/>--cd-ecc-pre-command<text:alphabetical-index-mark-end text:id="IMark94860423367928"/>=&lt;command&gt;, <text:alphabetical-index-mark-start text:id="IMark94860425707944"/>--dvd-ecc-pre-command<text:alphabetical-index-mark-end text:id="IMark94860425707944"/>=&lt;command&gt;, <text:alphabetical-index-mark-start text:id="IMark94860426162312"/>--bd-ecc-pre-command<text:alphabetical-index-mark-end text:id="IMark94860426162312"/>=&lt;command&gt;</text:p>
      <text:p text:style-name="Option_20_Start">Command to execute before error correction codes (ecc) are added to a CD/DVD/BD image.</text:p>
      <text:p text:style-name="Option_20_title"><text:alphabetical-index-mark-start text:id="IMark94860438357768"/>--cd-ecc-post-command<text:alphabetical-index-mark-end text:id="IMark94860438357768"/>=&lt;command&gt;, <text:alphabetical-index-mark-start text:id="IMark94860423357064"/>--dvd-ecc-post-command<text:alphabetical-index-mark-end text:id="IMark94860423357064"/>=&lt;command&gt;, <text:alphabetical-index-mark-start text:id="IMark94860426169512"/>--bd-ecc-post-command<text:alphabetical-index-mark-end text:id="IMark94860426169512"/>=&lt;command&gt;</text:p>
      <text:p text:style-name="Option_20_Start">Command to execute after error correction codes (ecc) are added to a CD/DVD/BD image.</text:p>
      <text:p text:style-name="Option_20_title"><text:alphabetical-index-mark-start text:id="IMark94860423352232"/>--cd-ecc-command<text:alphabetical-index-mark-end text:id="IMark94860423352232"/>=&lt;command&gt;, <text:alphabetical-index-mark-start text:id="IMark94860425540920"/>--dvd-ecc-command<text:alphabetical-index-mark-end text:id="IMark94860425540920"/>=&lt;command&gt;, <text:alphabetical-index-mark-start text:id="IMark94860436826120"/>--bd-ecc-command<text:alphabetical-index-mark-end text:id="IMark94860436826120"/>=&lt;command&gt;</text:p>
      <text:p text:style-name="Option_20_Start">Command to added error correction codes (ecc) to a CD/DVD/BD image. A useful command is <text:span text:style-name="Command">dvdisaster</text:span> to add Reed-Solomon codes to the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860419442904"/><text:span text:style-name="T70">--cd‑blank-command</text:span><text:alphabetical-index-mark-end text:id="IMark94860419442904"/><text:span text:style-name="T70">=&lt;command&gt;, </text:span><text:alphabetical-index-mark-start text:id="IMark94860424174248"/><text:span text:style-name="T70">--dvd-blank-command</text:span><text:alphabetical-index-mark-end text:id="IMark94860424174248"/><text:span text:style-name="T70">=&lt;command&gt;, </text:span><text:alphabetical-index-mark-start text:id="IMark94860426162312"/><text:span text:style-name="T70">--bd-blank-command</text:span><text:alphabetical-index-mark-end text:id="IMark94860426162312"/><text:span text:style-name="T70">=&lt;command&gt;</text:span></text:p>
      <text:p text:style-name="Option_20_Start">Command to blank a CD/DVD/BD medium before writing.</text:p>
      <text:p text:style-name="Option_20_title"><text:alphabetical-index-mark-start text:id="IMark94860423401752"/>--cd-write-pre-command<text:alphabetical-index-mark-end text:id="IMark94860423401752"/>=&lt;command&gt;, <text:alphabetical-index-mark-start text:id="IMark94860425707944"/>--dvd-write-pre-command<text:alphabetical-index-mark-end text:id="IMark94860425707944"/>=&lt;command&gt;, <text:alphabetical-index-mark-start text:id="IMark94860424595320"/>--bd-write-pre-command<text:alphabetical-index-mark-end text:id="IMark94860424595320"/>=&lt;command&gt;</text:p>
      <text:p text:style-name="Option_20_Start">Command to execute before CD/DVD/BD image is written.</text:p>
      <text:p text:style-name="Option_20_title"><text:alphabetical-index-mark-start text:id="IMark94860419475000"/>--cd-write-post-command<text:alphabetical-index-mark-end text:id="IMark94860419475000"/>=&lt;command&gt;, <text:alphabetical-index-mark-start text:id="IMark94860419481464"/>--dvd-write-post-command<text:alphabetical-index-mark-end text:id="IMark94860419481464"/>=&lt;command&gt;, <text:alphabetical-index-mark-start text:id="IMark94860425783736"/>--bd-write-post-command<text:alphabetical-index-mark-end text:id="IMark94860425783736"/>=&lt;command&gt;</text:p>
      <text:p text:style-name="Option_20_Start">Command to execute after CD/DVD/BD image is written.</text:p>
      <text:p text:style-name="Option_20_title"><text:alphabetical-index-mark-start text:id="IMark94860423636952"/>--cd-write-command<text:alphabetical-index-mark-end text:id="IMark94860423636952"/>=&lt;command&gt;, <text:alphabetical-index-mark-start text:id="IMark94860419482744"/>--dvd-write-command<text:alphabetical-index-mark-end text:id="IMark94860419482744"/>=&lt;command&gt;, <text:alphabetical-index-mark-start text:id="IMark94860419400488"/>--bd-write-command<text:alphabetical-index-mark-end text:id="IMark94860419400488"/>=&lt;command&gt;</text:p>
      <text:p text:style-name="Option_20_Start">Command to write on CD/DVD/BD.</text:p>
      <text:p text:style-name="P93"><text:soft-page-break/>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860426162312"/>--cd-write-image-command<text:alphabetical-index-mark-end text:id="IMark94860426162312"/>=&lt;command&gt;, <text:alphabetical-index-mark-start text:id="IMark94860417946472"/>--dvd-write-image-command<text:alphabetical-index-mark-end text:id="IMark94860417946472"/>=&lt;command&gt;, <text:alphabetical-index-mark-start text:id="IMark94860438357768"/>--bd-write-image-command<text:alphabetical-index-mark-end text:id="IMark94860438357768"/>=&lt;command&gt;</text:p>
      <text:p text:style-name="Option_20_Start">Command to write a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60438210488"/>--device<text:alphabetical-index-mark-end text:id="IMark94860438210488"/>=&lt;device name&gt;</text:p>
      <text:p text:style-name="Option_20_Start">Specify default device name.</text:p>
      <text:p text:style-name="Option_20_title"><text:alphabetical-index-mark-start text:id="IMark94860423772024"/>--device-request-volume-command<text:alphabetical-index-mark-end text:id="IMark94860423772024"/>=&lt;command&gt;</text:p>
      <text:p text:style-name="Option_20_Start">Command to request new volume for device.</text:p>
      <text:p text:style-name="Option_20_title"><text:alphabetical-index-mark-start text:id="IMark94860423357064"/>--device-load-volume-command<text:alphabetical-index-mark-end text:id="IMark94860423357064"/>=&lt;command&gt;</text:p>
      <text:p text:style-name="Option_20_Start">Command to load volume for device.</text:p>
      <text:p text:style-name="Option_20_title"><text:alphabetical-index-mark-start text:id="IMark94860423381896"/>--device-unload-volume-command<text:alphabetical-index-mark-end text:id="IMark94860423381896"/>=&lt;command&gt;</text:p>
      <text:p text:style-name="Option_20_Start">Command to unload volume from device.</text:p>
      <text:p text:style-name="Option_20_title"><text:alphabetical-index-mark-start text:id="IMark94860425540920"/>--device-volume-size<text:alphabetical-index-mark-end text:id="IMark94860425540920"/>=&lt;size&gt;</text:p>
      <text:p text:style-name="P76">Device volume size.<text:bookmark text:name="__DdeLink__5570_1180582065"/></text:p>
      <text:p text:style-name="Option_20_title"><text:alphabetical-index-mark-start text:id="IMark94860425562920"/>--device-image-pre-command<text:alphabetical-index-mark-end text:id="IMark94860425562920"/>=&lt;command&gt;</text:p>
      <text:p text:style-name="Option_20_Start">Pre-process command to execute before creating a device image. This can be some arbitrary command which should always be executed before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860426162312"/>--device-image-post-command<text:alphabetical-index-mark-end text:id="IMark94860426162312"/>=&lt;command&gt;</text:p>
      <text:p text:style-name="Option_20_Start">Post-process command to execute after creating a device image. This can be some arbitrary command which should always be executed after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860426600280"/>--device-image-command<text:alphabetical-index-mark-end text:id="IMark94860426600280"/>=&lt;command&gt;</text:p>
      <text:p text:style-name="Option_20_Start">Command to create a device image.</text:p>
      <text:p text:style-name="P93"><text:soft-page-break/>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860422137256"/>--device-ecc-pre-command<text:alphabetical-index-mark-end text:id="IMark948604221372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60419481464"/>--device-ecc-post-command<text:alphabetical-index-mark-end text:id="IMark948604194814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60426126328"/>--device-ecc-command<text:alphabetical-index-mark-end text:id="IMark94860426126328"/>=&lt;command&gt;</text:p>
      <text:p text:style-name="Option_20_Start">Command to added error correction codes (ecc) to a device image.</text:p>
      <text:p text:style-name="Option_20_Start">Note: Still not implemented!</text:p>
      <text:p text:style-name="Option_20_title"><text:alphabetical-index-mark-start text:id="IMark94860419482744"/>--device-blank-command<text:alphabetical-index-mark-end text:id="IMark94860419482744"/>=&lt;command&gt;</text:p>
      <text:p text:style-name="Option_20_Start">Command to blank a device medium before writing.</text:p>
      <text:p text:style-name="Option_20_title"><text:alphabetical-index-mark-start text:id="IMark94860425562920"/>--device-write-pre-command<text:alphabetical-index-mark-end text:id="IMark94860425562920"/>=&lt;command&gt;</text:p>
      <text:p text:style-name="Option_20_Start">Command to execute before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860437987224"/>--device-write-post-command<text:alphabetical-index-mark-end text:id="IMark94860437987224"/>=&lt;command&gt;</text:p>
      <text:p text:style-name="Option_20_Start">Command to execute after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860426169512"/>--device-write-command<text:alphabetical-index-mark-end text:id="IMark94860426169512"/>=&lt;command&gt;</text:p>
      <text:p text:style-name="Option_20_Start">Command to write a device image.</text:p>
      <text:p text:style-name="P93">Available macros: %device, %file, %image, %number, %j, %j1.</text:p>
      <text:p text:style-name="P110"><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60426183496"/>--directory-strip<text:alphabetical-index-mark-end text:id="IMark94860426183496"/>=&lt;n&gt;, <text:alphabetical-index-mark-start text:id="IMark94860424923288"/>-p<text:alphabetical-index-mark-end text:id="IMark94860424923288"/>=&lt;n&gt;</text:p>
      <text:p text:style-name="Option_20_Start">Strip specified number of directory levels from file names of restored files.</text:p>
      <text:p text:style-name="Option_20_title"><text:soft-page-break/><text:alphabetical-index-mark-start text:id="IMark94860426183496"/>--destination<text:alphabetical-index-mark-end text:id="IMark94860426183496"/>=&lt;path&gt;</text:p>
      <text:p text:style-name="Option_20_Start">Restore files into specified path.</text:p>
      <text:p text:style-name="Option_20_title"><text:alphabetical-index-mark-start text:id="IMark94860426126328"/>--owner<text:alphabetical-index-mark-end text:id="IMark94860426126328"/>=&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860419482744"/>--<text:span text:style-name="T168">permissions</text:span><text:alphabetical-index-mark-end text:id="IMark94860419482744"/><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60423362776"/>--daemon<text:alphabetical-index-mark-end text:id="IMark94860423362776"/></text:p>
      <text:p text:style-name="Option_20_Start">Run <text:span text:style-name="Name">BAR</text:span> in daemon mode (as a server).</text:p>
      <text:p text:style-name="Option_20_title"><text:alphabetical-index-mark-start text:id="IMark94860425560456"/>--no-detach<text:alphabetical-index-mark-end text:id="IMark94860425560456"/>, <text:alphabetical-index-mark-start text:id="IMark94860419493048"/>-D<text:alphabetical-index-mark-end text:id="IMark94860419493048"/></text:p>
      <text:p text:style-name="Option_20_Start">Do not detach process when running in daemon mode.</text:p>
      <text:p text:style-name="Option_20_title"><text:alphabetical-index-mark-start text:id="IMark94860423362776"/>--server-port<text:alphabetical-index-mark-end text:id="IMark94860423362776"/>=&lt;n&gt;<text:note text:id="ftn21" text:note-class="footnote"><text:note-citation>21</text:note-citation><text:note-body><text:p text:style-name="P63">Connections on the server port may also accept SSL encrypted connections.</text:p></text:note-body></text:note></text:p>
      <text:p text:style-name="Option_20_Start">Specify server port to use. Default is: 38523.</text:p>
      <text:p text:style-name="Option_20_title"><text:alphabetical-index-mark-start text:id="IMark94860423771656"/>--server-tls-port<text:alphabetical-index-mark-end text:id="IMark94860423771656"/>=&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860437987224"/>--server-ca-file<text:alphabetical-index-mark-end text:id="IMark94860437987224"/>=&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860426126328"/>--server-cert-file<text:alphabetical-index-mark-end text:id="IMark94860426126328"/>=&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860423886248"/>--server-key-file<text:alphabetical-index-mark-end text:id="IMark94860423886248"/>=&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860426170712"/>--server-password<text:alphabetical-index-mark-end text:id="IMark9486042617071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860419493048"/>--<text:span text:style-name="T170">server-max-connections</text:span><text:alphabetical-index-mark-end text:id="IMark94860419493048"/><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860424938568"/>--<text:span text:style-name="T170">server-mode</text:span><text:alphabetical-index-mark-end text:id="IMark94860424938568"/><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60422137256"/>--jobs-directory<text:alphabetical-index-mark-end text:id="IMark94860422137256"/>=&lt;path name&gt;</text:p>
      <text:p text:style-name="Option_20_Start">Specify jobs directory. Default is: <text:span text:style-name="Filename"><text:span text:style-name="T16">/etc/bar/jobs</text:span></text:span>.</text:p>
      <text:p text:style-name="Option_20_title"><text:alphabetical-index-mark-start text:id="IMark94860426126328"/>--nice-level<text:alphabetical-index-mark-end text:id="IMark94860426126328"/>=&lt;n&gt;</text:p>
      <text:p text:style-name="Option_20_Start">Specify the nice-level the server should run. On Linux the nice level may be 0 (not nice) to 19 (very nice).</text:p>
      <text:p text:style-name="Option_20_title"><text:alphabetical-index-mark-start text:id="IMark94860423886248"/>--max-band-width<text:alphabetical-index-mark-end text:id="IMark9486042388624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06776531" text:style-name="L10">
        <text:list-item>
          <text:p text:style-name="P150"><text:bookmark-start text:name="__DdeLink__7433_664228686"/>year: four digit year</text:p>
        </text:list-item>
        <text:list-item>
          <text:p text:style-name="P150">month: 1..12 or names Jan, Feb, Mar, Apr, May, Jun, Jul, Aug, Sept, Oct, Nov, Dec</text:p>
        </text:list-item>
        <text:list-item>
          <text:p text:style-name="P150">day: 1..31</text:p>
        </text:list-item>
        <text:list-item>
          <text:p text:style-name="P150">week day names: Mon, Tue, Wed, Thu, Fri, Sat, Sun</text:p>
        </text:list-item>
        <text:list-item>
          <text:p text:style-name="P150">hour: 00..23</text:p>
        </text:list-item>
        <text:list-item>
          <text:p text:style-name="P15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860424595320"/>--remote-bar-executable<text:alphabetical-index-mark-end text:id="IMark9486042459532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860419400488"/>--index-database<text:alphabetical-index-mark-end text:id="IMark94860419400488"/>=&lt;file name&gt;</text:p>
      <text:p text:style-name="Option_20_Start">Specify the file name of the internal index database. Default is: <text:span text:style-name="Filename">/var/lib/bar/index.db</text:span>.</text:p>
      <text:p text:style-name="Option_20_title"><text:soft-page-break/><text:alphabetical-index-mark-start text:id="IMark94860425707608"/>--index-database-auto-update<text:alphabetical-index-mark-end text:id="IMark94860425707608"/></text:p>
      <text:p text:style-name="Option_20_Start">Enable automatically update index database with archives found on the file system or some remote server.</text:p>
      <text:p text:style-name="Option_20_title"><text:alphabetical-index-mark-start text:id="IMark94860425539720"/>--index-database-max-band-width<text:alphabetical-index-mark-end text:id="IMark948604255397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1820227334991" text:continue-list="list13182031622255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60349092056"/>--index-database-keep-time<text:alphabetical-index-mark-end text:id="IMark9486034909205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860425451768"/>--no-index-database<text:alphabetical-index-mark-end text:id="IMark94860425451768"/></text:p>
      <text:p text:style-name="Option_20_Start">Do not store index database for created archives.</text:p>
      <text:h text:style-name="P196" text:outline-level="3"><text:bookmark-start text:name="__RefHeading__10437_873480820"/><text:span text:style-name="T32">Continuous</text:span> database<text:bookmark-end text:name="__RefHeading__10437_873480820"/></text:h>
      <text:p text:style-name="Option_20_title"><text:alphabetical-index-mark-start text:id="IMark94860425451768"/>--<text:span text:style-name="T32">continuous-database</text:span><text:alphabetical-index-mark-end text:id="IMark94860425451768"/><text:span text:style-name="T32">=&lt;file name&gt;</text:span></text:p>
      <text:p text:style-name="P76">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860419475000"/><text:span text:style-name="T32">--continuous-max-size</text:span><text:alphabetical-index-mark-end text:id="IMark94860419475000"/><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860425783736"/><text:span text:style-name="T115">--continuous-min-time-delta</text:span><text:alphabetical-index-mark-end text:id="IMark94860425783736"/><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60426250056"/>--log<text:alphabetical-index-mark-end text:id="IMark9486042625005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860426600280"/>--log-file<text:alphabetical-index-mark-end text:id="IMark9486042660028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860369526856"/>--<text:span text:style-name="T163">log-format</text:span><text:alphabetical-index-mark-end text:id="IMark94860369526856"/><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ext:soft-page-break/>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860423636952"/>--log-post-command<text:alphabetical-index-mark-end text:id="IMark9486042363695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60416896648"/>--config<text:alphabetical-index-mark-end text:id="IMark94860416896648"/>=&lt;file name&gt;</text:p>
      <text:p text:style-name="Option_20_Start">Read configuration from the specified file.</text:p>
      <text:p text:style-name="Option_20_title"><text:alphabetical-index-mark-start text:id="IMark94860426129704"/>--tmp-directory<text:alphabetical-index-mark-end text:id="IMark94860426129704"/>=&lt;path&gt;</text:p>
      <text:p text:style-name="Option_20_Start">Use the specified directory for temporary files.</text:p>
      <text:p text:style-name="Option_20_title"><text:alphabetical-index-mark-start text:id="IMark94860423357064"/>--max-tmp-size<text:alphabetical-index-mark-end text:id="IMark94860423357064"/>=&lt;size&gt;</text:p>
      <text:p text:style-name="P76">Use max. specified size for temporary files. If the space is occupied pause creating new <text:span text:style-name="T87">storage </text:span>files.</text:p>
      <text:p text:style-name="Option_20_note">Note: only temporary storage files are taken into account!</text:p>
      <text:p text:style-name="P54"><text:alphabetical-index-mark-start text:id="IMark94860419481464"/>--max-storage-size<text:alphabetical-index-mark-end text:id="IMark94860419481464"/>=&lt;size&gt;</text:p>
      <text:p text:style-name="Option_20_Start">Specify the max. size in bytes to use for storage. <text:span text:style-name="T165">If the storage size is exceeded older archives are deleted.</text:span></text:p>
      <text:p text:style-name="Option_20_title"><text:alphabetical-index-mark-start text:id="IMark94860439538952"/>--<text:span text:style-name="T167">max-threads</text:span><text:alphabetical-index-mark-end text:id="IMark94860439538952"/><text:span text:style-name="T167">=&lt;n&gt;</text:span></text:p>
      <text:p text:style-name="Option_20_Start">Max. number of threads for compress/decompress and encrypt/decrypt entries. Default is number <text:soft-page-break/>of available CPU cores.</text:p>
      <text:p text:style-name="Option_20_note">Note:<text:tab/>if archives are read via NFS <text:span text:style-name="T182">then </text:span>increasing the number of worker threads may decrease the execution speed due to the NFS readahead algorithm. <text:span text:style-name="T182">Thus use this option with care when running BAR in an NFS environment.</text:span></text:p>
      <text:p text:style-name="Option_20_title"><text:alphabetical-index-mark-start text:id="IMark94860424823576"/>--directory<text:alphabetical-index-mark-end text:id="IMark94860424823576"/>=&lt;path&gt;, <text:alphabetical-index-mark-start text:id="IMark94860425547192"/>-C<text:alphabetical-index-mark-end text:id="IMark94860425547192"/>=&lt;path&gt;</text:p>
      <text:p text:style-name="Option_20_Start">Change to directory.</text:p>
      <text:p text:style-name="P51"><text:alphabetical-index-mark-start text:id="IMark94860369526856"/>--jobs-directory<text:alphabetical-index-mark-end text:id="IMark94860369526856"/>=&lt;path name&gt;</text:p>
      <text:p text:style-name="P83">Specify jobs directory. Default is: <text:span text:style-name="Filename"><text:span text:style-name="T16">/etc/bar/jobs</text:span></text:span>.</text:p>
      <text:p text:style-name="P51"><text:alphabetical-index-mark-start text:id="IMark94860425540920"/>--<text:span text:style-name="T109">incremental-data</text:span>-directory<text:alphabetical-index-mark-end text:id="IMark94860425540920"/>=&lt;path name&gt;</text:p>
      <text:p text:style-name="P83">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5"><text:alphabetical-index-mark-start text:id="IMark94860423636952"/>--mount<text:alphabetical-index-mark-end text:id="IMark94860423636952"/>=&lt;mount point&gt;[,yes|no]</text:p>
      <text:p text:style-name="P10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60423357064"/>--pid-file<text:alphabetical-index-mark-end text:id="IMark9486042335706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60423367928"/>--<text:span text:style-name="T83">pairing-master-file</text:span><text:alphabetical-index-mark-end text:id="IMark94860423367928"/><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860423772024"/>--<text:span text:style-name="T168">pattern-type</text:span><text:alphabetical-index-mark-end text:id="IMark94860423772024"/><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860436826120"/>--group<text:alphabetical-index-mark-end text:id="IMark94860436826120"/>, <text:alphabetical-index-mark-start text:id="IMark94860425707608"/>-g<text:alphabetical-index-mark-end text:id="IMark94860425707608"/></text:p>
      <text:p text:style-name="Option_20_Start">Group files when listing archive content. </text:p>
      <text:p text:style-name="Option_20_title"><text:alphabetical-index-mark-start text:id="IMark94860416896648"/>--all<text:alphabetical-index-mark-end text:id="IMark94860416896648"/></text:p>
      <text:p text:style-name="Option_20_Start">Show all files, not only the newest version of a file when listing archive content.</text:p>
      <text:p text:style-name="Option_20_title"><text:alphabetical-index-mark-start text:id="IMark94860425783736"/>--long-format<text:alphabetical-index-mark-end text:id="IMark94860425783736"/>, <text:alphabetical-index-mark-start text:id="IMark94860419475000"/>-L<text:alphabetical-index-mark-end text:id="IMark94860419475000"/></text:p>
      <text:p text:style-name="Option_20_Start">Use long output format when listing archive content.</text:p>
      <text:p text:style-name="Option_20_title"><text:alphabetical-index-mark-start text:id="IMark94860419442904"/>--human-format<text:alphabetical-index-mark-end text:id="IMark94860419442904"/>, <text:alphabetical-index-mark-start text:id="IMark94860425546552"/>-H<text:alphabetical-index-mark-end text:id="IMark94860425546552"/></text:p>
      <text:p text:style-name="Option_20_Start">Print sizes in human readable format (number and unit) instead of bytes.</text:p>
      <text:p text:style-name="Option_20_title"><text:alphabetical-index-mark-start text:id="IMark94860419482744"/>--numeric-uid-gid<text:alphabetical-index-mark-end text:id="IMark94860419482744"/></text:p>
      <text:p text:style-name="Option_20_Start">Print user/group ids as numbers instead resolved names.</text:p>
      <text:p text:style-name="Option_20_title"><text:soft-page-break/><text:alphabetical-index-mark-start text:id="IMark94860424938936"/>--numeric-permission<text:alphabetical-index-mark-end text:id="IMark94860424938936"/></text:p>
      <text:p text:style-name="Option_20_Start">Print file/directory permissions as octal numbers instead of permission text flags.</text:p>
      <text:p text:style-name="Option_20_title"><text:alphabetical-index-mark-start text:id="IMark94860425539720"/>--no-header-footer<text:alphabetical-index-mark-end text:id="IMark94860425539720"/></text:p>
      <text:p text:style-name="Option_20_Start">Suppress output of header/footer when listing archive content.</text:p>
      <text:p text:style-name="Option_20_title"><text:alphabetical-index-mark-start text:id="IMark94860425560456"/>--delete-old-archive-files<text:alphabetical-index-mark-end text:id="IMark94860425560456"/></text:p>
      <text:p text:style-name="Option_20_Start">Delete all old archive files after creating new archive files.</text:p>
      <text:p text:style-name="Option_20_title"><text:alphabetical-index-mark-start text:id="IMark94860422137256"/>--ignore-no-backup-file<text:alphabetical-index-mark-end text:id="IMark94860422137256"/></text:p>
      <text:p text:style-name="Option_20_Start">Ignore <text:span text:style-name="Filename">.nobackup</text:span>/<text:span text:style-name="Filename">.NOBACKUP</text:span> file and store directories containing this file, too.</text:p>
      <text:p text:style-name="Option_20_title"><text:alphabetical-index-mark-start text:id="IMark94860369526856"/>--ignore-no-dump<text:alphabetical-index-mark-end text:id="IMark948603695268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60426169512"/>--skip-unreadable <text:alphabetical-index-mark-end text:id="IMark94860426169512"/></text:p>
      <text:p text:style-name="Option_20_Start">Skip unreadable files instead of reporting an error.</text:p>
      <text:p text:style-name="Option_20_title"><text:alphabetical-index-mark-start text:id="IMark94860423886248"/>--force-delta-compression<text:alphabetical-index-mark-end text:id="IMark94860423886248"/></text:p>
      <text:p text:style-name="Option_20_Start">Enable forced delta compression. If no delta compression can be used an error is reported instead of a warning only.</text:p>
      <text:p text:style-name="Option_20_title"><text:alphabetical-index-mark-start text:id="IMark94860426126328"/>--raw-images<text:alphabetical-index-mark-end text:id="IMark9486042612632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860426126328"/>--no-fragments-check<text:alphabetical-index-mark-end text:id="IMark94860426126328"/></text:p>
      <text:p text:style-name="Option_20_Start">Do not check if a fragmented file is complete.</text:p>
      <text:p text:style-name="Option_20_title"><text:alphabetical-index-mark-start text:id="IMark94860426169512"/>--archive-file-mode<text:alphabetical-index-mark-end text:id="IMark9486042616951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860437987224"/>--overwrite-archive-files<text:alphabetical-index-mark-end text:id="IMark94860437987224"/>, <text:alphabetical-index-mark-start text:id="IMark94860424923288"/>-o<text:alphabetical-index-mark-end text:id="IMark94860424923288"/></text:p>
      <text:p text:style-name="P98">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alphabetical-index-mark-start text:id="IMark94860425451768"/>--<text:span text:style-name="T169">restore-entry-mode</text:span><text:alphabetical-index-mark-end text:id="IMark94860425451768"/><text:span text:style-name="T169">=stop|rename|overwrite</text:span></text:p>
      <text:p text:style-name="P99">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soft-page-break/><text:alphabetical-index-mark-start text:id="IMark94860416370040"/>--overwrite-files<text:alphabetical-index-mark-end text:id="IMark94860416370040"/></text:p>
      <text:p text:style-name="Option_20_Start">Overwrite existing files when restoring files instead of reporting an error.</text:p>
      <text:p text:style-name="Option_20_title"><text:alphabetical-index-mark-start text:id="IMark94860423886248"/>--wait-first-volume<text:alphabetical-index-mark-end text:id="IMark9486042388624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60426126328"/>--dry-run<text:alphabetical-index-mark-end text:id="IMark9486042612632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60426170712"/>--no-storage<text:alphabetical-index-mark-end text:id="IMark948604261707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60439536712"/>--no-bar-on-medium<text:alphabetical-index-mark-end text:id="IMark9486043953671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6"><text:alphabetical-index-mark-start text:id="IMark94860423795032"/>--no-stop-on-error<text:alphabetical-index-mark-end text:id="IMark94860423795032"/></text:p>
      <text:p text:style-name="Option_20_Start">Do not store operation when an error oc<text:span text:style-name="T110">c</text:span>ur. Try to continue with remaining restore.</text:p>
      <text:p text:style-name="Option_20_title"><text:alphabetical-index-mark-start text:id="IMark94860423771656"/>--no-stop-on-attribute-error<text:alphabetical-index-mark-end text:id="IMark94860423771656"/></text:p>
      <text:p text:style-name="P84">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860423771656"/>--no-default-config<text:alphabetical-index-mark-end text:id="IMark94860423771656"/></text:p>
      <text:p text:style-name="Option_20_Start">Do not read personal configuration file <text:span text:style-name="Filename"><text:span text:style-name="T16">~/.bar/bar.cfg</text:span></text:span><text:span text:style-name="T1">.</text:span></text:p>
      <text:p text:style-name="Option_20_title"><text:alphabetical-index-mark-start text:id="IMark94860438357768"/><text:span text:style-name="T1">--volume-size</text:span><text:alphabetical-index-mark-end text:id="IMark94860438357768"/><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60423357064"/>--ecc<text:alphabetical-index-mark-end text:id="IMark94860423357064"/></text:p>
      <text:p text:style-name="Option_20_Start">Enable generation of error correction codes when creating CD/DVD/BD or device images. For CDs/DVDs/BDs the external tool <text:span text:style-name="T1">dvdisaster</text:span><text:span text:style-name="T5"> is required.</text:span></text:p>
      <text:p text:style-name="P48"><text:alphabetical-index-mark-start text:id="IMark94860426183496"/>--always-create-image<text:alphabetical-index-mark-end text:id="IMark94860426183496"/></text:p>
      <text:p text:style-name="Option_20_Start">Enable always generate an image file for CDs/DVDs/BDs or devices. Usually image files are only generated when error correction codes should be added.</text:p>
      <text:p text:style-name="P50"><text:soft-page-break/><text:alphabetical-index-mark-start text:id="IMark94860419493048"/>--blank<text:alphabetical-index-mark-end text:id="IMark94860419493048"/></text:p>
      <text:p text:style-name="Option_20_Start">Blank CD/DVD/BD medium before writing.</text:p>
      <text:p text:style-name="Option_20_title"><text:alphabetical-index-mark-start text:id="IMark94860419482744"/><text:alphabetical-index-mark-start text:id="IMark94860423685512"/>--quiet<text:alphabetical-index-mark-end text:id="IMark94860423685512"/><text:alphabetical-index-mark-end text:id="IMark94860419482744"/></text:p>
      <text:p text:style-name="Option_20_Start">Be quiet and suppress any output.</text:p>
      <text:p text:style-name="Option_20_title"><text:alphabetical-index-mark-start text:id="IMark94860419442904"/>--verbose<text:alphabetical-index-mark-end text:id="IMark94860419442904"/>=&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2">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860424938568"/>--version<text:alphabetical-index-mark-end text:id="IMark94860424938568"/></text:p>
      <text:p text:style-name="Option_20_Start">Output version of <text:span text:style-name="Name">BAR</text:span>.</text:p>
      <text:p text:style-name="Option_20_title"><text:alphabetical-index-mark-start text:id="IMark94860424923288"/>--help<text:alphabetical-index-mark-end text:id="IMark94860424923288"/>, <text:alphabetical-index-mark-start text:id="IMark94860424174248"/>-h<text:alphabetical-index-mark-end text:id="IMark94860424174248"/></text:p>
      <text:p text:style-name="Option_20_Start">Output help to options.</text:p>
      <text:p text:style-name="Option_20_title"><text:alphabetical-index-mark-start text:id="IMark94860437987224"/>--xhelp<text:alphabetical-index-mark-end text:id="IMark94860437987224"/></text:p>
      <text:p text:style-name="Option_20_Start">Output help to extended options.</text:p>
      <text:p text:style-name="Option_20_title"><text:alphabetical-index-mark-start text:id="IMark94860423357064"/>--help-internal<text:alphabetical-index-mark-end text:id="IMark9486042335706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60436826120"/>UUID<text:alphabetical-index-mark-end text:id="IMark94860436826120"/>=&lt;uuid&gt;</text:p>
      <text:p text:style-name="Option_20_Start">An unique universal identifier for the job. The UUID is created once when the job is created.</text:p>
      <text:p text:style-name="Option_20_title"><text:alphabetical-index-mark-start text:id="IMark94860438210904"/>archive-name<text:alphabetical-index-mark-end text:id="IMark94860438210904"/>=&lt;name&gt;</text:p>
      <text:p text:style-name="Option_20_Start">Specify the archive name. Usually this configuration entry is only found in job files.</text:p>
      <text:p text:style-name="Option_20_title"><text:alphabetical-index-mark-start text:id="IMark94860417946472"/>archive-type<text:alphabetical-index-mark-end text:id="IMark94860417946472"/>=normal|full|incremental|differential</text:p>
      <text:p text:style-name="Option_20_Start">Specify the archive type to create. Usually this configuration entry is only found in job files.</text:p>
      <text:p text:style-name="Option_20_title"><text:alphabetical-index-mark-start text:id="IMark94860438357768"/>crypt-password-mode<text:alphabetical-index-mark-end text:id="IMark94860438357768"/>=default|ask|config</text:p>
      <text:p text:style-name="Option_20_Start">Specify the password mode. Usually this configuration entry is only found in job files.</text:p>
      <text:p text:style-name="Option_20_title"><text:alphabetical-index-mark-start text:id="IMark94860425451768"/>include-file<text:alphabetical-index-mark-end text:id="IMark94860425451768"/>=&lt;pattern&gt;</text:p>
      <text:p text:style-name="Option_20_Start">Include matching entries into the created archive.</text:p>
      <text:p text:style-name="Option_20_title"><text:alphabetical-index-mark-start text:id="IMark94860425707608"/>include-file-list<text:alphabetical-index-mark-end text:id="IMark94860425707608"/>=&lt;file name&gt;</text:p>
      <text:p text:style-name="P85">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860439538952"/>include-file-command<text:alphabetical-index-mark-end text:id="IMark948604395389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860416370040"/>include-image<text:alphabetical-index-mark-end text:id="IMark94860416370040"/>=&lt;pattern&gt;</text:p>
      <text:p text:style-name="Option_20_Start">Include matching devices as disk images into the created archive.</text:p>
      <text:p text:style-name="Option_20_title"><text:alphabetical-index-mark-start text:id="IMark94860417946472"/>include-<text:span text:style-name="T116">image</text:span>-list<text:alphabetical-index-mark-end text:id="IMark94860417946472"/>=&lt;file name&gt;</text:p>
      <text:p text:style-name="P86">Define the name of a file <text:span text:style-name="T116">from which </text:span>names or simple patterns (glob pattern) <text:span text:style-name="T116">are read which </text:span><text:soft-page-break/><text:span text:style-name="T116">must match to devices which are included into the created archive as disk images.</text:span></text:p>
      <text:p text:style-name="Option_20_title"><text:alphabetical-index-mark-start text:id="IMark94860369526856"/>include-image-command<text:alphabetical-index-mark-end text:id="IMark9486036952685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860424923288"/>exclude<text:alphabetical-index-mark-end text:id="IMark948604249232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60422137256"/><text:span text:style-name="T116">exclude</text:span>-list<text:alphabetical-index-mark-end text:id="IMark94860422137256"/>=&lt;file name&gt;</text:p>
      <text:p text:style-name="P86">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860416370040"/>exclude-command<text:alphabetical-index-mark-end text:id="IMark948604163700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text:soft-page-break/>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text:soft-page-break/>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31819736840174" text:continue-list="list1806776531" text:style-name="L10">
        <text:list-item>
          <text:p text:style-name="P199">month names: Jan, Feb, Mar, Apr, May, Jun, Jul, Aug, Sept, Oct, Nov, Dec</text:p>
        </text:list-item>
        <text:list-item>
          <text:p text:style-name="P199">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text:soft-page-break/>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6">date = &lt;date&gt;</text:p>
      <text:p text:style-name="P126">weekdays = <text:s/>&lt;week days&gt;</text:p>
      <text:p text:style-name="P126"><text:span text:style-name="T183">begin</text:span> = &lt;time&gt;</text:p>
      <text:p text:style-name="P126"><text:span text:style-name="T183">end</text:span> = &lt;time&gt;</text:p>
      <text:p text:style-name="P37">The date string must have the following structure:</text:p>
      <text:p text:style-name="P127">&lt;year|*&gt;-&lt;month|*&gt;-&lt;day|*&gt;</text:p>
      <text:p text:style-name="P37">The week days string must have the following structure:</text:p>
      <text:p text:style-name="P127">&lt;day&gt;,...|*</text:p>
      <text:p text:style-name="P37">The time string must have the following structure:</text:p>
      <text:p text:style-name="P127">&lt;hour|*&gt;:&lt;minute|*&gt;</text:p>
      <text:p text:style-name="P101">with</text:p>
      <text:list xml:id="list131820744681199" text:continue-numbering="true" text:style-name="L10">
        <text:list-item>
          <text:p text:style-name="P200">month names: Jan, Feb, Mar, Apr, May, Jun, Jul, Aug, Sept, Oct, Nov, Dec</text:p>
        </text:list-item>
        <text:list-item>
          <text:p text:style-name="P200">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0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text:soft-page-break/>[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860369526856"/><text:alphabetical-index-mark-start text:id="IMark94860426129704"/>--port<text:alphabetical-index-mark-end text:id="IMark94860426129704"/><text:alphabetical-index-mark-end text:id="IMark94860369526856"/>=&lt;n&gt;, <text:alphabetical-index-mark-start text:id="IMark94860424923288"/><text:alphabetical-index-mark-start text:id="IMark94860438798936"/>-p<text:alphabetical-index-mark-end text:id="IMark94860438798936"/><text:alphabetical-index-mark-end text:id="IMark94860424923288"/>=&lt;n&gt;<text:note text:id="ftn22" text:note-class="footnote"><text:note-citation>22</text:note-citation><text:note-body><text:p text:style-name="P64">A SSL encrypted connection may also be established on the plain server port.</text:p></text:note-body></text:note></text:p>
      <text:p text:style-name="Option_20_Start">Server port. Default is:: 38523.</text:p>
      <text:p text:style-name="Option_20_title"><text:alphabetical-index-mark-start text:id="IMark94860437987224"/><text:alphabetical-index-mark-start text:id="IMark94860423795032"/>--tls-port<text:alphabetical-index-mark-end text:id="IMark94860423795032"/><text:alphabetical-index-mark-end text:id="IMark94860437987224"/>=&lt;n&gt;</text:p>
      <text:p text:style-name="Option_20_Start">TLS server port. Default is: 38524.</text:p>
      <text:p text:style-name="Option_20_title"><text:alphabetical-index-mark-start text:id="IMark94860423401752"/>--password<text:alphabetical-index-mark-end text:id="IMark9486042340175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860436826120"/>--login-dialog<text:alphabetical-index-mark-end text:id="IMark94860436826120"/></text:p>
      <text:p text:style-name="Option_20_Start">Force to open the login dialog.</text:p>
      <text:p text:style-name="Option_20_title"><text:alphabetical-index-mark-start text:id="IMark94860423362776"/><text:span text:style-name="T126">--ca-file</text:span><text:alphabetical-index-mark-end text:id="IMark94860423362776"/><text:span text:style-name="T126">=&lt;file name&gt;</text:span></text:p>
      <text:p text:style-name="P91"><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860425539720"/><text:span text:style-name="T126">--cert-file</text:span><text:alphabetical-index-mark-end text:id="IMark94860425539720"/><text:span text:style-name="T126">=&lt;file name&gt;</text:span></text:p>
      <text:p text:style-name="P92"><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soft-page-break/><text:alphabetical-index-mark-start text:id="IMark94860425560456"/><text:alphabetical-index-mark-start text:id="IMark94860424923288"/>--key-file<text:alphabetical-index-mark-end text:id="IMark94860424923288"/><text:alphabetical-index-mark-end text:id="IMark94860425560456"/>=&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860423795032"/><text:span text:style-name="Filename"><text:span text:style-name="T5">--</text:span></text:span><text:span text:style-name="Filename"><text:span text:style-name="T10">force-ssl</text:span></text:span><text:alphabetical-index-mark-end text:id="IMark94860423795032"/></text:p>
      <text:p text:style-name="Option_20_Start"><text:span text:style-name="Filename"><text:span text:style-name="T74">Force SSL connection</text:span></text:span></text:p>
      <text:p text:style-name="Option_20_title"><text:alphabetical-index-mark-start text:id="IMark94860426126328"/>--select-job<text:alphabetical-index-mark-end text:id="IMark94860426126328"/>=&lt;name&gt;</text:p>
      <text:p text:style-name="Option_20_Start">Select a job in the status tab.</text:p>
      <text:p text:style-name="Option_20_title"><text:alphabetical-index-mark-start text:id="IMark94860426170712"/><text:alphabetical-index-mark-start text:id="IMark94860423636952"/>--job<text:alphabetical-index-mark-end text:id="IMark94860423636952"/><text:alphabetical-index-mark-end text:id="IMark94860426170712"/>=&lt;name&gt;, <text:alphabetical-index-mark-start text:id="IMark94860425045080"/><text:alphabetical-index-mark-start text:id="IMark94860424823576"/>-j<text:alphabetical-index-mark-end text:id="IMark94860424823576"/><text:alphabetical-index-mark-end text:id="IMark94860425045080"/>=&lt;name&gt;</text:p>
      <text:p text:style-name="P77">Start execution of job &lt;name&gt; and terminate <text:span text:style-name="Command"><text:span text:style-name="T34">BARC</text:span></text:span><text:span text:style-name="Command">ontrol</text:span>.</text:p>
      <text:p text:style-name="Option_20_title"><text:alphabetical-index-mark-start text:id="IMark94860426600280"/>--archive-type<text:alphabetical-index-mark-end text:id="IMark94860426600280"/>=&lt;mode&gt;</text:p>
      <text:p text:style-name="Option_20_Start">Set job mode: normal, full, incremental, differential. Default is: normal.</text:p>
      <text:p text:style-name="Option_20_title"><text:alphabetical-index-mark-start text:id="IMark94860439500856"/><text:alphabetical-index-mark-start text:id="IMark94860423357064"/>--abort<text:alphabetical-index-mark-end text:id="IMark94860423357064"/><text:alphabetical-index-mark-end text:id="IMark94860439500856"/>=&lt;name&gt;</text:p>
      <text:p text:style-name="P77">Abort execution of job &lt;name&gt; and terminate <text:span text:style-name="Command"><text:span text:style-name="T34">BARC</text:span></text:span><text:span text:style-name="Command">ontrol</text:span>.</text:p>
      <text:p text:style-name="Option_20_title"><text:alphabetical-index-mark-start text:id="IMark94860423772024"/>--ping<text:alphabetical-index-mark-end text:id="IMark94860423772024"/>, <text:alphabetical-index-mark-start text:id="IMark94860425136424"/>-i<text:alphabetical-index-mark-end text:id="IMark94860425136424"/></text:p>
      <text:p text:style-name="P77">Check connection to server and terminate <text:span text:style-name="Command"><text:span text:style-name="T34">BARC</text:span></text:span><text:span text:style-name="Command">ontrol</text:span>.</text:p>
      <text:p text:style-name="P53"><text:alphabetical-index-mark-start text:id="IMark94860425707608"/>--pause<text:alphabetical-index-mark-end text:id="IMark94860425707608"/>=&lt;n&gt;, <text:alphabetical-index-mark-start text:id="IMark94860424938568"/>-t<text:alphabetical-index-mark-end text:id="IMark94860424938568"/>=&lt;n&gt;</text:p>
      <text:p text:style-name="P92">Pause job execution for &lt;n&gt; seconds and terminate <text:span text:style-name="Command"><text:span text:style-name="T34">BARC</text:span></text:span><text:span text:style-name="Command">ontrol</text:span>.</text:p>
      <text:p text:style-name="Option_20_title"><text:alphabetical-index-mark-start text:id="IMark94860416896648"/>--suspend<text:alphabetical-index-mark-end text:id="IMark94860416896648"/>, <text:alphabetical-index-mark-start text:id="IMark94860425707608"/>-s<text:alphabetical-index-mark-end text:id="IMark94860425707608"/></text:p>
      <text:p text:style-name="P77">Suspend job execution and terminate <text:span text:style-name="Command"><text:span text:style-name="T34">BARC</text:span></text:span><text:span text:style-name="Command">ontrol</text:span>.</text:p>
      <text:p text:style-name="Option_20_title"><text:alphabetical-index-mark-start text:id="IMark94860425547192"/>--continue<text:alphabetical-index-mark-end text:id="IMark94860425547192"/>, <text:alphabetical-index-mark-start text:id="IMark94860416370040"/>-c<text:alphabetical-index-mark-end text:id="IMark94860416370040"/></text:p>
      <text:p text:style-name="P77">Continue job execution and terminate <text:span text:style-name="Command"><text:span text:style-name="T34">BARC</text:span></text:span><text:span text:style-name="Command">ontrol</text:span>.</text:p>
      <text:p text:style-name="Option_20_title"><text:alphabetical-index-mark-start text:id="IMark94860423886248"/>--list<text:alphabetical-index-mark-end text:id="IMark94860423886248"/>, <text:alphabetical-index-mark-start text:id="IMark94860425783736"/>-l<text:alphabetical-index-mark-end text:id="IMark94860425783736"/></text:p>
      <text:p text:style-name="P77">List jobs and terminate <text:span text:style-name="Command"><text:span text:style-name="T34">BARC</text:span></text:span><text:span text:style-name="Command">ontrol</text:span>.</text:p>
      <text:p text:style-name="P49"><text:alphabetical-index-mark-start text:id="IMark94860425451768"/>--index-database-add<text:alphabetical-index-mark-end text:id="IMark94860425451768"/>=<text:span text:style-name="T35">&lt;pattern&gt;</text:span></text:p>
      <text:p text:style-name="P78">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49"><text:alphabetical-index-mark-start text:id="IMark94860419400488"/>--index-database-remove<text:alphabetical-index-mark-end text:id="IMark94860419400488"/>=<text:span text:style-name="T35">&lt;pattern&gt;</text:span></text:p>
      <text:p text:style-name="P78">Remove storage archive from <text:span text:style-name="T35">the </text:span>index database and terminate <text:span text:style-name="Command"><text:span text:style-name="T34">BARC</text:span></text:span><text:span text:style-name="Command">ontrol</text:span>.</text:p>
      <text:p text:style-name="P49"><text:alphabetical-index-mark-start text:id="IMark94860419442904"/>--<text:span text:style-name="T35">index-database-refresh</text:span><text:alphabetical-index-mark-end text:id="IMark94860419442904"/><text:span text:style-name="T35">=&lt;pattern&gt;</text:span></text:p>
      <text:p text:style-name="P79">Refresh storage archives in the index database and terminate <text:span text:style-name="Command"><text:span text:style-name="T34">BARC</text:span></text:span><text:span text:style-name="Command">ontrol</text:span>.</text:p>
      <text:p text:style-name="P49"><text:alphabetical-index-mark-start text:id="IMark94860425707608"/>--<text:span text:style-name="T74">index-database-entities-list</text:span><text:alphabetical-index-mark-end text:id="IMark94860425707608"/><text:span text:style-name="T74">=&lt;name&gt;, </text:span><text:alphabetical-index-mark-start text:id="IMark94860369526856"/><text:span text:style-name="T74">-n</text:span><text:alphabetical-index-mark-end text:id="IMark94860369526856"/><text:span text:style-name="T74">=&lt;name&gt;</text:span></text:p>
      <text:p text:style-name="P80">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49"><text:soft-page-break/><text:alphabetical-index-mark-start text:id="IMark94860436826120"/>--index-database-storage<text:span text:style-name="T74">s</text:span>-list<text:alphabetical-index-mark-end text:id="IMark94860436826120"/>=&lt;<text:span text:style-name="T35">name</text:span>&gt;, <text:alphabetical-index-mark-start text:id="IMark94860423886248"/>-<text:span text:style-name="T35">a</text:span><text:alphabetical-index-mark-end text:id="IMark94860423886248"/><text:span text:style-name="T35">=&lt;names&gt;</text:span></text:p>
      <text:p text:style-name="P78">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49"><text:alphabetical-index-mark-start text:id="IMark94860419475000"/>--index-database-entries-list<text:alphabetical-index-mark-end text:id="IMark94860419475000"/>=&lt;pattern&gt;, <text:alphabetical-index-mark-start text:id="IMark94860424938936"/>-<text:span text:style-name="T35">e</text:span><text:alphabetical-index-mark-end text:id="IMark94860424938936"/><text:span text:style-name="T35">=&lt;name&gt;</text:span></text:p>
      <text:p text:style-name="P78">List index entries which match to <text:span text:style-name="T35">the names</text:span> &lt;<text:span text:style-name="T35">name</text:span>&gt; and terminate <text:span text:style-name="Command"><text:span text:style-name="T34">BARC</text:span></text:span><text:span text:style-name="Command">ontrol</text:span>.</text:p>
      <text:p text:style-name="P57"><text:alphabetical-index-mark-start text:id="IMark94860439500856"/>--<text:span text:style-name="T184">maintenance</text:span><text:alphabetical-index-mark-end text:id="IMark94860439500856"/><text:span text:style-name="T184">=</text:span>&lt;n&gt;</text:p>
      <text:p text:style-name="P133">Intermediate maintenance time for &lt;n&gt; minutes.</text:p>
      <text:p text:style-name="Option_20_title"><text:alphabetical-index-mark-start text:id="IMark94860426214648"/>--restore<text:alphabetical-index-mark-end text:id="IMark94860426214648"/>=&lt;name&gt;</text:p>
      <text:p text:style-name="Option_20_Start">Restore storage with name &lt;name&gt;</text:p>
      <text:p text:style-name="Option_20_title"><text:alphabetical-index-mark-start text:id="IMark94860439523944"/>--destination<text:alphabetical-index-mark-end text:id="IMark94860439523944"/>=&lt;directory&gt;</text:p>
      <text:p text:style-name="Option_20_Start">Selected destination directory for restore.</text:p>
      <text:p text:style-name="Option_20_title"><text:alphabetical-index-mark-start text:id="IMark94860436826120"/>--overwrite-entries<text:alphabetical-index-mark-end text:id="IMark94860436826120"/></text:p>
      <text:p text:style-name="Option_20_Start">Enable overwrite existing entries on restore.</text:p>
      <text:p text:style-name="Option_20_title"><text:alphabetical-index-mark-start text:id="IMark94860349092056"/><text:span text:style-name="T127">--role</text:span><text:alphabetical-index-mark-end text:id="IMark94860349092056"/><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60425451768"/>--version<text:alphabetical-index-mark-end text:id="IMark94860425451768"/></text:p>
      <text:p text:style-name="P77">Output version of <text:span text:style-name="Command"><text:span text:style-name="T34">BARC</text:span></text:span><text:span text:style-name="Command">ontrol</text:span>.</text:p>
      <text:p text:style-name="Option_20_title"><text:alphabetical-index-mark-start text:id="IMark94860424174248"/>--help<text:alphabetical-index-mark-end text:id="IMark94860424174248"/>, <text:alphabetical-index-mark-start text:id="IMark94860423636952"/>-h<text:alphabetical-index-mark-end text:id="IMark948604236369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860425451768"/>pause-create<text:alphabetical-index-mark-end text:id="IMark94860425451768"/>=yes|no</text:p>
      <text:p text:style-name="Configuration">Pause creating new archive files when pause-button is pressed.</text:p>
      <text:p text:style-name="Configuration_20_title"><text:alphabetical-index-mark-start text:id="IMark94860423357064"/>pause-storage<text:alphabetical-index-mark-end text:id="IMark94860423357064"/>=yes|no</text:p>
      <text:p text:style-name="Configuration">Pause storage of archive files when pause-button is pressed.</text:p>
      <text:p text:style-name="Configuration_20_title"><text:alphabetical-index-mark-start text:id="IMark94860425278776"/>pause-restore<text:alphabetical-index-mark-end text:id="IMark94860425278776"/>=yes|no</text:p>
      <text:p text:style-name="Configuration">Pause restoring archive files when pause-button is pressed.</text:p>
      <text:p text:style-name="Configuration_20_title"><text:alphabetical-index-mark-start text:id="IMark94860438798936"/>pause-index-database-update<text:alphabetical-index-mark-end text:id="IMark94860438798936"/>=yes|no</text:p>
      <text:p text:style-name="Configuration">Pause automatic update index database when pause-button is pressed.</text:p>
      <text:p text:style-name="Configuration_20_title"><text:alphabetical-index-mark-start text:id="IMark94860425562920"/>server<text:alphabetical-index-mark-end text:id="IMark94860425562920"/>=&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soft-page-break/><text:alphabetical-index-mark-start text:id="IMark94860426600280"/>server-ca-file<text:alphabetical-index-mark-end text:id="IMark94860426600280"/>=&lt;filename&gt;</text:p>
      <text:p text:style-name="P122">BAR server certify authority key file name.</text:p>
      <text:p text:style-name="Configuration_20_title"><text:alphabetical-index-mark-start text:id="IMark94860425546552"/>server-cert-file<text:alphabetical-index-mark-end text:id="IMark94860425546552"/>=&lt;filename&gt;</text:p>
      <text:p text:style-name="P122">BAR server certificate key file name.</text:p>
      <text:p text:style-name="Configuration_20_title"><text:alphabetical-index-mark-start text:id="IMark94860425540920"/>server-key-file<text:alphabetical-index-mark-end text:id="IMark94860425540920"/>=&lt;filename&gt;</text:p>
      <text:p text:style-name="P122">BAR server key file name.</text:p>
      <text:p text:style-name="P123"><text:alphabetical-index-mark-start text:id="IMark94860422137256"/>force-ssl<text:alphabetical-index-mark-end text:id="IMark94860422137256"/>=yes|no</text:p>
      <text:p text:style-name="Configuration">Force TLS protected connection to BAR server.</text:p>
      <text:p text:style-name="P123"><text:alphabetical-index-mark-start text:id="IMark94860369526856"/>role<text:alphabetical-index-mark-end text:id="IMark948603695268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4">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860438357768"/><text:span text:style-name="T1">chunks</text:span><text:alphabetical-index-mark-end text:id="IMark9486043835776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892413255" text:style-name="L11">
        <text:list-item>
          <text:p text:style-name="P169">id (4 characters)</text:p>
        </text:list-item>
      </text:list>
      <text:list xml:id="list131819837552293" text:continue-list="list131820227334991" text:style-name="List_20_1">
        <text:list-item>
          <text:p text:style-name="List_20_1">size (uint64)</text:p>
        </text:list-item>
      </text:list>
      <text:list xml:id="list131820186401182" text:continue-list="list892413255" text:style-name="L11">
        <text:list-item>
          <text:p text:style-name="P15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8">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5">Configuration 0.21:</text:p>
      <text:p text:style-name="P105"><text:s text:c="2"/>Host <text:s text:c="13"/>: x86_64-unknown-linux-gnu</text:p>
      <text:p text:style-name="P105"><text:s text:c="2"/>Dynamic linked <text:s text:c="3"/>: no</text:p>
      <text:p text:style-name="P105"><text:s text:c="2"/>SQLite <text:s text:c="11"/>: yes (3.21.0)</text:p>
      <text:p text:style-name="P105"><text:s text:c="2"/>zip compression <text:s text:c="2"/>: yes (1.2.11)</text:p>
      <text:p text:style-name="P105"><text:s text:c="2"/>bzip2 compression : yes (1.0.6, 6-Sept-2010)</text:p>
      <text:p text:style-name="P105"><text:s text:c="2"/>lzma compression <text:s/>: yes (5.2.4)</text:p>
      <text:p text:style-name="P105"><text:s text:c="2"/>lzo compression <text:s text:c="2"/>: yes (2.09)</text:p>
      <text:p text:style-name="P105"><text:s text:c="2"/>lz4 compression <text:s text:c="2"/>: yes (1.7.1)</text:p>
      <text:p text:style-name="P105"><text:s text:c="2"/>zstd compression <text:s/>: yes (1.3.2)</text:p>
      <text:p text:style-name="P105"><text:s text:c="2"/>xdelta compression: yes</text:p>
      <text:p text:style-name="P105"><text:s text:c="2"/>crypto support <text:s text:c="3"/>: yes (1.8.4)</text:p>
      <text:p text:style-name="P105"><text:s text:c="2"/>FTP support <text:s text:c="6"/>: yes</text:p>
      <text:p text:style-name="P105"><text:s text:c="2"/>curl support <text:s text:c="5"/>: yes (7.62.0)</text:p>
      <text:p text:style-name="P105"><text:s text:c="2"/>SCP/SFTP support <text:s/>: yes (1.8.0)</text:p>
      <text:p text:style-name="P105"><text:s text:c="2"/>TLS/SSL server <text:s text:c="3"/>: yes (OpenSSL 1.1.1 <text:s/>11 Sep 2018, GMP 6.1.2, GnuTLS 3.5.19)</text:p>
      <text:p text:style-name="P105"><text:s text:c="2"/>ISO 9660 support <text:s/>: yes (2.0.0 x86_64-pc-linux-gnu)</text:p>
      <text:p text:style-name="P105"><text:s text:c="2"/>PCRE support <text:s text:c="5"/>: yes (8.40 2017-01-11)</text:p>
      <text:p text:style-name="P105"><text:s text:c="2"/>ICU support <text:s text:c="6"/>: yes (58.2)</text:p>
      <text:p text:style-name="P105"><text:s text:c="2"/>GUI support <text:s text:c="6"/>: yes</text:p>
      <text:p text:style-name="P105"><text:s text:c="2"/>GUI i18n support <text:s/>: yes</text:p>
      <text:p text:style-name="P105"><text:s text:c="2"/>SWT directory <text:s text:c="4"/>: </text:p>
      <text:p text:style-name="P104"/>
      <text:p text:style-name="P105"><text:s text:c="2"/>Debug version <text:s text:c="4"/>: no</text:p>
      <text:p text:style-name="P105"><text:s text:c="2"/>Crash dump support: no</text:p>
      <text:p text:style-name="P105"><text:s text:c="2"/>Stacktrace support: yes</text:p>
      <text:p text:style-name="P104"/>
      <text:p text:style-name="P105"><text:s text:c="2"/>Packages support <text:s/>: no</text:p>
      <text:p text:style-name="P104"/>
      <text:p text:style-name="P105"><text:s text:c="2"/>Install directory : /usr</text:p>
      <text:p text:style-name="P105"><text:s text:c="2"/>Binary directory <text:s/>: /usr/bin</text:p>
      <text:p text:style-name="P105"><text:s text:c="2"/>Config directory <text:s/>: /etc/bar</text:p>
      <text:p text:style-name="P105"><text:s text:c="2"/>Runtime directory : /var/lib/bar</text:p>
      <text:p text:style-name="P105"><text:s text:c="2"/>TLS directory <text:s text:c="4"/>: /etc/ssl</text:p>
      <text:p text:style-name="P104"/>
      <text:p text:style-name="P105"><text:s text:c="2"/>Heapview diretory : </text:p>
      <text:p text:style-name="P104"/>
      <text:p text:style-name="P105">Note: you can download missing additional packages with the script</text:p>
      <text:p text:style-name="P105"><text:s text:c="6"/>'./download-third-party-packages.sh'. Please rerun configure</text:p>
      <text:p text:style-name="P105"><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81023070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182086019002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1820071968758" text:continue-list="list13181953112068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182113372338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131819887150290"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3182030177666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31820486542254" text:continue-numbering="true" text:style-name="Numbering_20_5">
        <text:list-item>
          <text:p text:style-name="Question">I cannot establish a TLS/SSL connection with BARControl.</text:p>
        </text:list-item>
      </text:list>
      <text:p text:style-name="P70">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182075688273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1820277318084"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181989935589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182039723826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181980522762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182136629954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1820440770084"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31820108971741" text:continue-numbering="true" text:style-name="Numbering_20_5">
        <text:list-item>
          <text:p text:style-name="P141">When I create an archive, BAR append a 6-digit number to the archive name. Why is BAR doing this and how can I avoid it?</text:p>
        </text:list-item>
      </text:list>
      <text:p text:style-name="P74">When you enabled to create split archives and there is not a single # in the specified archive name, BAR append internally ###### to the archive name for the part number. The result is a continuous increasing 6-digit-number appended to the name.</text:p>
      <text:p text:style-name="P74">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13182147886307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181976147407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182097552589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182045120741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1819654885655"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182161977744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181975188202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3181975511326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182153315776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1819781822769"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1820717154313" text:continue-numbering="true" text:style-name="Numbering_20_5">
        <text:list-item>
          <text:p text:style-name="Question">BARControl does not start on my system. I get the error “No more handles [gtk_init_check() failed]”. What is wrong?</text:p>
        </text:list-item>
      </text:list>
      <text:p text:style-name="P70">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181989013473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0">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1821306289688" text:continue-numbering="true" text:style-name="Numbering_20_5">
        <text:list-item>
          <text:p text:style-name="Question">Can I automate the login with BARControl?</text:p>
        </text:list-item>
      </text:list>
      <text:p text:style-name="P70">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1819652750289" text:continue-numbering="true" text:style-name="Numbering_20_5">
        <text:list-item>
          <text:p text:style-name="Question">BAR server is running with the Linux root account on my system. Is it required that BARControl is also running as root?</text:p>
        </text:list-item>
      </text:list>
      <text:p text:style-name="P70">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182174930782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0">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131821027271380" text:continue-numbering="true" text:style-name="Numbering_20_5">
        <text:list-item>
          <text:p text:style-name="Question">Sometimes when I create an archive I see in the progress bars of BARControl numbers over 100%. How can this happen?</text:p>
        </text:list-item>
      </text:list>
      <text:p text:style-name="P70">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1820082944095"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182055134047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182165031396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1821561804688" text:continue-numbering="true" text:style-name="Numbering_20_5">
        <text:list-item>
          <text:p text:style-name="Question"><text:span text:style-name="Command">Is the graphical front end available as a separated package?</text:span></text:p>
        </text:list-item>
      </text:list>
      <text:p text:style-name="P70">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13182012214531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3182022200302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182124248394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1821305911388" text:continue-numbering="true" text:style-name="Numbering_20_5">
        <text:list-item>
          <text:p text:style-name="P142">A full backup is expired and was purged. Is it useful to keep the following incremental backups?</text:p>
        </text:list-item>
      </text:list>
      <text:p text:style-name="P71">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1">Note: if the delta-compress-algorithm is used the original file for the delta-compression must still exists to extract the delta-compressed files, because the archive only contain the differences to the original files.</text:p>
      <text:list xml:id="list131819792296610" text:continue-numbering="true" text:style-name="Numbering_20_5">
        <text:list-item>
          <text:p text:style-name="P143">How can I use BAR on computer with tightly limited resources? I always get the error insufficient disk space when BAR try to create archives.</text:p>
        </text:list-item>
      </text:list>
      <text:p text:style-name="P73">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2"><text:span text:style-name="T88">C</text:span>reate a RAM disk, e. g.:</text:p>
      <text:p text:style-name="Answer_20_Command"><text:s/><text:span text:style-name="Command">mount -t tmpfs -o size=2G none /media/ramdisk</text:span></text:p>
      <text:p text:style-name="P72"><text:span text:style-name="T88">C</text:span>all <text:span text:style-name="Name">BAR</text:span> with the options:</text:p>
      <text:p text:style-name="Answer_20_Command"><text:span text:style-name="Option">--max-threads=2 -s 256M –tmp-directory=/media/ramdisk--max-tmp-size=1G</text:span></text:p>
      <text:list xml:id="list131820743709342" text:continue-numbering="true" text:style-name="Numbering_20_5">
        <text:list-item>
          <text:p text:style-name="P144">Using more threads when testing or comparing an archive reduce the execution speed instead of increasing it. Why is parallel testing/comparing slower than doing the same with a single thread only?</text:p>
        </text:list-item>
      </text:list>
      <text:p text:style-name="P75">The effect may be related to several issues of the system environment. It is not related that parallel processing is slower. Instead it is fast<text:span text:style-name="T182">er</text:span>, but there are conditions:</text:p>
      <text:p text:style-name="P40">if an archive is read for testing or comparing via NFS the random read operations of <text:span text:style-name="T182">the</text:span> multi-threaded run may cause a slow down due to caching and read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191357263" text:style-name="L12">
        <text:list-item>
          <text:p text:style-name="P170">version number of <text:span text:style-name="Name">BAR</text:span></text:p>
        </text:list-item>
      </text:list>
      <text:list xml:id="list131820264106425" text:continue-list="list13181983755229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1820805505279" text:continue-list="list4191357263" text:style-name="L12">
        <text:list-item>
          <text:p text:style-name="P158">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1820385869161" text:continue-list="list13182026410642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3182166862065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13181977299160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3"><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2"/>
      <text:p text:style-name="P3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5">--abort<text:tab/>74</text:p>
          <text:p text:style-name="P135">--all<text:tab/>64</text:p>
          <text:p text:style-name="P135">--always-create-image<text:tab/>67</text:p>
          <text:p text:style-name="P135">--archive-file-mode<text:tab/>65</text:p>
          <text:p text:style-name="P135">--archive-part-size<text:tab/>52</text:p>
          <text:p text:style-name="P135">--archive-type<text:tab/>74</text:p>
          <text:p text:style-name="P135">--bd-blank-command<text:tab/>56</text:p>
          <text:p text:style-name="P135">--bd-device<text:tab/>55</text:p>
          <text:p text:style-name="P135">--bd-ecc-command<text:tab/>56</text:p>
          <text:p text:style-name="P135">--bd-ecc-post-command<text:tab/>56</text:p>
          <text:p text:style-name="P135">--bd-ecc-pre-command<text:tab/>56</text:p>
          <text:p text:style-name="P135">--bd-image-command<text:tab/>56</text:p>
          <text:p text:style-name="P135">--bd-image-post-command<text:tab/>56</text:p>
          <text:p text:style-name="P135">--bd-image-pre-command<text:tab/>55</text:p>
          <text:p text:style-name="P135">--bd-load-volume-command<text:tab/>55</text:p>
          <text:p text:style-name="P135">--bd-request-volume-command<text:tab/>55</text:p>
          <text:p text:style-name="P135">--bd-unload-volume-command<text:tab/>55</text:p>
          <text:p text:style-name="P135">--bd-volume-size<text:tab/>55</text:p>
          <text:p text:style-name="P135">--bd-write-command<text:tab/>56</text:p>
          <text:p text:style-name="P135">--bd-write-image-command<text:tab/>57</text:p>
          <text:p text:style-name="P135">--bd-write-post-command<text:tab/>56</text:p>
          <text:p text:style-name="P135">--bd-write-pre-command<text:tab/>56</text:p>
          <text:p text:style-name="P135">--blank<text:tab/>67</text:p>
          <text:p text:style-name="P135">--ca-file<text:tab/>74</text:p>
          <text:p text:style-name="P135">--cd-device<text:tab/>55</text:p>
          <text:p text:style-name="P135">--cd-ecc-command<text:tab/>56</text:p>
          <text:p text:style-name="P135">--cd-ecc-post-command<text:tab/>56</text:p>
          <text:p text:style-name="P135">--cd-ecc-pre-command<text:tab/>56</text:p>
          <text:p text:style-name="P135">--cd-image-command<text:tab/>56</text:p>
          <text:p text:style-name="P135">--cd-image-post-command<text:tab/>56</text:p>
          <text:p text:style-name="P135">--cd-image-pre-command<text:tab/>55</text:p>
          <text:p text:style-name="P135">--cd-load-volume-command<text:tab/>55</text:p>
          <text:p text:style-name="P135">--cd-request-volume-command<text:tab/>55</text:p>
          <text:p text:style-name="P135">--cd-unload-volume-command<text:tab/>55</text:p>
          <text:p text:style-name="P135">--cd-volume-size<text:tab/>55</text:p>
          <text:p text:style-name="P135">--cd-write-command<text:tab/>56</text:p>
          <text:p text:style-name="P135">--cd-write-image-command<text:tab/>57</text:p>
          <text:p text:style-name="P135">--cd-write-post-command<text:tab/>56</text:p>
          <text:p text:style-name="P135">--cd-write-pre-command<text:tab/>56</text:p>
          <text:p text:style-name="P135">--cd‑blank-command<text:tab/>56</text:p>
          <text:p text:style-name="P135">--cert-file<text:tab/>74</text:p>
          <text:p text:style-name="P135">--comment<text:tab/>45</text:p>
          <text:p text:style-name="P135">--compare<text:tab/>11, 43</text:p>
          <text:p text:style-name="P135">--compress-algorithm<text:tab/>14, 47</text:p>
          <text:p text:style-name="P135">--compress-exclude<text:tab/>50</text:p>
          <text:p text:style-name="P135">--compress-min-size<text:tab/>50</text:p>
          <text:p text:style-name="P135">--config<text:tab/>63</text:p>
          <text:p text:style-name="P135">--continue<text:tab/>74</text:p>
          <text:p text:style-name="P135">--continuous-database<text:tab/>61</text:p>
          <text:p text:style-name="P135">--continuous-max-size<text:tab/>62</text:p>
          <text:p text:style-name="P135">--continuous-min-time-delta<text:tab/>62</text:p>
          <text:p text:style-name="P135">--convert<text:tab/>44</text:p>
          <text:p text:style-name="P135">--create<text:tab/>9, 43</text:p>
          <text:p text:style-name="P135">--crypt-algorithm<text:tab/>50</text:p>
          <text:p text:style-name="P135">--crypt-new-password<text:tab/>51</text:p>
          <text:p text:style-name="P135">--crypt-password<text:tab/>51</text:p>
          <text:p text:style-name="P135">--crypt-private-key<text:tab/>52</text:p>
          <text:p text:style-name="P135">--crypt-public-key<text:tab/>51</text:p>
          <text:p text:style-name="P135">--crypt-type<text:tab/>51</text:p>
          <text:p text:style-name="P135">--daemon<text:tab/>59</text:p>
          <text:p text:style-name="P135">--delete-old-archive-files<text:tab/>65</text:p>
          <text:p text:style-name="P135">--delta-source<text:tab/>50</text:p>
          <text:p text:style-name="P135">--destination<text:tab/>59, 75</text:p>
          <text:p text:style-name="P135">--device<text:tab/>57</text:p>
          <text:p text:style-name="P135">--device-blank-command<text:tab/>58</text:p>
          <text:p text:style-name="P135">--device-ecc-command<text:tab/>58</text:p>
          <text:p text:style-name="P135">--device-ecc-post-command<text:tab/>58</text:p>
          <text:p text:style-name="P135">--device-ecc-pre-command<text:tab/>58</text:p>
          <text:p text:style-name="P135">--device-image-command<text:tab/>57</text:p>
          <text:p text:style-name="P135">--device-image-post-command<text:tab/>57</text:p>
          <text:p text:style-name="P135">--device-image-pre-command<text:tab/>57</text:p>
          <text:p text:style-name="P135">--device-load-volume-command<text:tab/>57</text:p>
          <text:p text:style-name="P135">--device-request-volume-command<text:tab/>57</text:p>
          <text:p text:style-name="P135">--device-unload-volume-command<text:tab/>57</text:p>
          <text:p text:style-name="P135">--device-volume-size<text:tab/>57</text:p>
          <text:p text:style-name="P135">--device-write-command<text:tab/>58</text:p>
          <text:p text:style-name="P135">--device-write-post-command<text:tab/>58</text:p>
          <text:p text:style-name="P135">--device-write-pre-command<text:tab/>58</text:p>
          <text:p text:style-name="P135">--differential<text:tab/>47</text:p>
          <text:p text:style-name="P135">--directory<text:tab/>64</text:p>
          <text:p text:style-name="P135">--directory-strip<text:tab/>58</text:p>
          <text:p text:style-name="P135">--dry-run<text:tab/>66</text:p>
          <text:p text:style-name="P135">--dvd-blank-command<text:tab/>56</text:p>
          <text:p text:style-name="P135">--dvd-device<text:tab/>55</text:p>
          <text:p text:style-name="P135">--dvd-ecc-command<text:tab/>56</text:p>
          <text:p text:style-name="P135">--dvd-ecc-post-command<text:tab/>56</text:p>
          <text:p text:style-name="P135">--dvd-ecc-pre-command<text:tab/>56</text:p>
          <text:p text:style-name="P135">--dvd-image-command<text:tab/>56</text:p>
          <text:p text:style-name="P135">--dvd-image-post-command<text:tab/>56</text:p>
          <text:p text:style-name="P135">--dvd-image-pre-command<text:tab/>55</text:p>
          <text:p text:style-name="P135">--dvd-load-volume-command<text:tab/>55</text:p>
          <text:p text:style-name="P135">--dvd-request-volume-command<text:tab/>55</text:p>
          <text:p text:style-name="P135">--dvd-unload-volume-command<text:tab/>55</text:p>
          <text:p text:style-name="P135">--dvd-volume-size<text:tab/>55</text:p>
          <text:p text:style-name="P135"><text:soft-page-break/>--dvd-write-command<text:tab/>56</text:p>
          <text:p text:style-name="P135">--dvd-write-image-command<text:tab/>57</text:p>
          <text:p text:style-name="P135">--dvd-write-post-command<text:tab/>56</text:p>
          <text:p text:style-name="P135">--dvd-write-pre-command<text:tab/>56</text:p>
          <text:p text:style-name="P135">--ecc<text:tab/>66</text:p>
          <text:p text:style-name="P135">--exclude<text:tab/>46</text:p>
          <text:p text:style-name="P135">--exclude-command<text:tab/>46</text:p>
          <text:p text:style-name="P135">--exclude-list<text:tab/>46</text:p>
          <text:p text:style-name="P135">--extract<text:tab/>12, 44</text:p>
          <text:p text:style-name="P135">--file-write-post-command<text:tab/>53</text:p>
          <text:p text:style-name="P135">--file-write-pre-command<text:tab/>53</text:p>
          <text:p text:style-name="P135">--force-delta-compression<text:tab/>65</text:p>
          <text:p text:style-name="P135"><text:span text:style-name="T5">--force-ssl</text:span><text:tab/>74</text:p>
          <text:p text:style-name="P135">--force-verify-signatures<text:tab/>52</text:p>
          <text:p text:style-name="P135">--fragment-size<text:tab/>52</text:p>
          <text:p text:style-name="P135">--ftp-login-name<text:tab/>53</text:p>
          <text:p text:style-name="P135">--ftp-max-connections<text:tab/>53</text:p>
          <text:p text:style-name="P135">--ftp-password<text:tab/>53</text:p>
          <text:p text:style-name="P135">--ftp-write-post-command<text:tab/>53</text:p>
          <text:p text:style-name="P135">--ftp-write-pre-command<text:tab/>53</text:p>
          <text:p text:style-name="P135"><text:span text:style-name="T16">--full</text:span><text:tab/>46</text:p>
          <text:p text:style-name="P135">--generate-keys<text:tab/>44</text:p>
          <text:p text:style-name="P135">--generate-keys-bits<text:tab/>44</text:p>
          <text:p text:style-name="P135">--generate-keys-mode<text:tab/>44</text:p>
          <text:p text:style-name="P135">--generate-signature-keys<text:tab/>44</text:p>
          <text:p text:style-name="P135">--group<text:tab/>64</text:p>
          <text:p text:style-name="P135">--help<text:tab/>67, 75</text:p>
          <text:p text:style-name="P135">--help-internal<text:tab/>67</text:p>
          <text:p text:style-name="P135">--human-format<text:tab/>64</text:p>
          <text:p text:style-name="P135">--ignore-no-backup-file<text:tab/>65</text:p>
          <text:p text:style-name="P135">--ignore-no-dump<text:tab/>65</text:p>
          <text:p text:style-name="P135">--image<text:tab/>43</text:p>
          <text:p text:style-name="P135">--include<text:tab/>45</text:p>
          <text:p text:style-name="P135">--include-file command<text:tab/>46</text:p>
          <text:p text:style-name="P135">--include-file-list<text:tab/>45</text:p>
          <text:p text:style-name="P135">--include-image-command<text:tab/>46</text:p>
          <text:p text:style-name="P135">--include-image-list<text:tab/>46</text:p>
          <text:p text:style-name="P135"><text:span text:style-name="T16">--incremental</text:span><text:tab/>47</text:p>
          <text:p text:style-name="P135">--incremental-data-directory<text:tab/>64</text:p>
          <text:p text:style-name="P135"><text:span text:style-name="T16">--incremental-list-file</text:span><text:tab/>47</text:p>
          <text:p text:style-name="P135">--index-database<text:tab/>60</text:p>
          <text:p text:style-name="P135">--index-database-add<text:tab/>74</text:p>
          <text:p text:style-name="P135">--index-database-auto-update<text:tab/>61</text:p>
          <text:p text:style-name="P135">--index-database-entities-list<text:tab/>75</text:p>
          <text:p text:style-name="P135">--index-database-entries-list<text:tab/>75</text:p>
          <text:p text:style-name="P135">--index-database-keep-time<text:tab/>61</text:p>
          <text:p text:style-name="P135">--index-database-max-band-width<text:tab/>61</text:p>
          <text:p text:style-name="P135">--index-database-refresh<text:tab/>75</text:p>
          <text:p text:style-name="P135">--index-database-remove<text:tab/>75</text:p>
          <text:p text:style-name="P135">--index-database-storages-list<text:tab/>75</text:p>
          <text:p text:style-name="P135">--info<text:tab/>45</text:p>
          <text:p text:style-name="P135">--job<text:tab/>74</text:p>
          <text:p text:style-name="P135">--jobs-directory<text:tab/>60, 64</text:p>
          <text:p text:style-name="P135">--key-file<text:tab/>74</text:p>
          <text:p text:style-name="P135">--list<text:tab/>10, 43, 74</text:p>
          <text:p text:style-name="P135">--log<text:tab/>62</text:p>
          <text:p text:style-name="P135">--log-file<text:tab/>62</text:p>
          <text:p text:style-name="P135">--log-format<text:tab/>62</text:p>
          <text:p text:style-name="P135">--log-post-command<text:tab/>63</text:p>
          <text:p text:style-name="P135">--login-dialog<text:tab/>73</text:p>
          <text:p text:style-name="P135">--long-format<text:tab/>64</text:p>
          <text:p text:style-name="P135">--maintenance<text:tab/>75</text:p>
          <text:p text:style-name="P135">--max-band-width<text:tab/>60</text:p>
          <text:p text:style-name="P135">--max-storage-size<text:tab/>63</text:p>
          <text:p text:style-name="P135">--max-threads<text:tab/>64</text:p>
          <text:p text:style-name="P135">--max-tmp-size<text:tab/>63</text:p>
          <text:p text:style-name="P135">--mount<text:tab/>45, 64</text:p>
          <text:p text:style-name="P135">--mount-command<text:tab/>45</text:p>
          <text:p text:style-name="P135">--mount-device-command<text:tab/>45</text:p>
          <text:p text:style-name="P135">--nice-level<text:tab/>60</text:p>
          <text:p text:style-name="P135">--no-bar-on-medium<text:tab/>66</text:p>
          <text:p text:style-name="P135">--no-default-config<text:tab/>66</text:p>
          <text:p text:style-name="P135">--no-detach<text:tab/>59</text:p>
          <text:p text:style-name="P135">--no-fragments-check<text:tab/>65</text:p>
          <text:p text:style-name="P135">--no-header-footer<text:tab/>65</text:p>
          <text:p text:style-name="P135">--no-index-database<text:tab/>61</text:p>
          <text:p text:style-name="P135">--no-signatures<text:tab/>52</text:p>
          <text:p text:style-name="P135">--no-stop-on-attribute-error<text:tab/>66</text:p>
          <text:p text:style-name="P135">--no-stop-on-error<text:tab/>66</text:p>
          <text:p text:style-name="P135">--no-storage<text:tab/>66</text:p>
          <text:p text:style-name="P135">--normal<text:tab/>46</text:p>
          <text:p text:style-name="P135">--numeric-permission<text:tab/>65</text:p>
          <text:p text:style-name="P135">--numeric-uid-gid<text:tab/>65</text:p>
          <text:p text:style-name="P135">--overwrite-archive-files<text:tab/>65</text:p>
          <text:p text:style-name="P135">--overwrite-entries<text:tab/>75</text:p>
          <text:p text:style-name="P135">--overwrite-files<text:tab/>66</text:p>
          <text:p text:style-name="P135">--owner<text:tab/>59</text:p>
          <text:p text:style-name="P135">--pairing-master-file<text:tab/>64</text:p>
          <text:p text:style-name="P135">--password<text:tab/>73</text:p>
          <text:p text:style-name="P135">--pattern-type<text:tab/>64</text:p>
          <text:p text:style-name="P135">--pause<text:tab/>74</text:p>
          <text:p text:style-name="P135">--permissions<text:tab/>59</text:p>
          <text:p text:style-name="P135">--pid-file<text:tab/>64</text:p>
          <text:p text:style-name="P135">--ping<text:tab/>74</text:p>
          <text:p text:style-name="P135">--port<text:tab/>73</text:p>
          <text:p text:style-name="P135">--post-command<text:tab/>45</text:p>
          <text:p text:style-name="P135">--pre-command<text:tab/>44</text:p>
          <text:p text:style-name="P135">--quiet<text:tab/>67</text:p>
          <text:p text:style-name="P135">--raw-images<text:tab/>65</text:p>
          <text:p text:style-name="P135">--remote-bar-executable<text:tab/>60</text:p>
          <text:p text:style-name="P135"><text:soft-page-break/>--restore<text:tab/>75</text:p>
          <text:p text:style-name="P135">--restore-entry-mode<text:tab/>66</text:p>
          <text:p text:style-name="P135">--role<text:tab/>75</text:p>
          <text:p text:style-name="P135">--scp-write-post-command<text:tab/>54</text:p>
          <text:p text:style-name="P135">--scp-write-pre-command<text:tab/>54</text:p>
          <text:p text:style-name="P135">--select-job<text:tab/>74</text:p>
          <text:p text:style-name="P135">--server-ca-file<text:tab/>59</text:p>
          <text:p text:style-name="P135">--server-cert-file<text:tab/>59</text:p>
          <text:p text:style-name="P135">--server-key-file<text:tab/>59</text:p>
          <text:p text:style-name="P135">--server-max-connections<text:tab/>60</text:p>
          <text:p text:style-name="P135">--server-mode<text:tab/>60</text:p>
          <text:p text:style-name="P135">--server-password<text:tab/>59</text:p>
          <text:p text:style-name="P135">--server-port<text:tab/>59</text:p>
          <text:p text:style-name="P135">--server-tls-port<text:tab/>59</text:p>
          <text:p text:style-name="P135">--sftp-write-post-command<text:tab/>54</text:p>
          <text:p text:style-name="P135">--sftp-write-pre-command<text:tab/>54</text:p>
          <text:p text:style-name="P135">--signature-private-key<text:tab/>52</text:p>
          <text:p text:style-name="P135">--signatures-public-key<text:tab/>52</text:p>
          <text:p text:style-name="P135">--skip-unreadable<text:tab/>65</text:p>
          <text:p text:style-name="P135">--skip-verify-signatures<text:tab/>52</text:p>
          <text:p text:style-name="P135">--ssh-login-name<text:tab/>53</text:p>
          <text:p text:style-name="P135">--ssh-max-connections<text:tab/>54</text:p>
          <text:p text:style-name="P135">--ssh-password<text:tab/>53</text:p>
          <text:p text:style-name="P135">--ssh-port<text:tab/>53</text:p>
          <text:p text:style-name="P135">--ssh-private-key<text:tab/>54</text:p>
          <text:p text:style-name="P135">--ssh-public-key<text:tab/>54</text:p>
          <text:p text:style-name="P135">--storage-command<text:tab/>44, 46</text:p>
          <text:p text:style-name="P135">--storage-list<text:tab/>44, 46</text:p>
          <text:p text:style-name="P135">--storage-list-stdin<text:tab/>44</text:p>
          <text:p text:style-name="P135">--suspend<text:tab/>74</text:p>
          <text:p text:style-name="P135">--test<text:tab/>11, 43</text:p>
          <text:p text:style-name="P135">--tls-port<text:tab/>73</text:p>
          <text:p text:style-name="P135">--tmp-directory<text:tab/>63</text:p>
          <text:p text:style-name="P135">--unmount-command<text:tab/>45</text:p>
          <text:p text:style-name="P135">--verbose<text:tab/>67</text:p>
          <text:p text:style-name="P135">--version<text:tab/>67, 75</text:p>
          <text:p text:style-name="P135"><text:span text:style-name="T1">--volume-size</text:span><text:tab/>66</text:p>
          <text:p text:style-name="P135">--wait-first-volume<text:tab/>66</text:p>
          <text:p text:style-name="P135">--webdav-login<text:tab/>54</text:p>
          <text:p text:style-name="P135">--webdav-max-connections<text:tab/>54</text:p>
          <text:p text:style-name="P135">--webdav-password<text:tab/>54</text:p>
          <text:p text:style-name="P135">--webdav-write-post-command<text:tab/>55</text:p>
          <text:p text:style-name="P135">--webdav-write-pre-command<text:tab/>55</text:p>
          <text:p text:style-name="P135">--xhelp<text:tab/>67</text:p>
          <text:p text:style-name="P135">-!<text:tab/>46</text:p>
          <text:p text:style-name="P135">-#<text:tab/>45</text:p>
          <text:p text:style-name="P135">-a<text:tab/>75</text:p>
          <text:p text:style-name="P135">-c<text:tab/>43, 74</text:p>
          <text:p text:style-name="P135">-C<text:tab/>64</text:p>
          <text:p text:style-name="P135">-d<text:tab/>43</text:p>
          <text:p text:style-name="P135">-D<text:tab/>59</text:p>
          <text:p text:style-name="P135">-e<text:tab/>75</text:p>
          <text:p text:style-name="P135"><text:span text:style-name="T16">-f</text:span><text:tab/>46</text:p>
          <text:p text:style-name="P135">-g<text:tab/>64</text:p>
          <text:p text:style-name="P135">-h<text:tab/>67, 75</text:p>
          <text:p text:style-name="P135">-H<text:tab/>64</text:p>
          <text:p text:style-name="P135">-i<text:tab/>47, 74</text:p>
          <text:p text:style-name="P135">-j<text:tab/>74</text:p>
          <text:p text:style-name="P135">-l<text:tab/>43, 74</text:p>
          <text:p text:style-name="P135">-L<text:tab/>64</text:p>
          <text:p text:style-name="P135">-m<text:tab/>43</text:p>
          <text:p text:style-name="P135">-n<text:tab/>75</text:p>
          <text:p text:style-name="P135">-o<text:tab/>65</text:p>
          <text:p text:style-name="P135">-p<text:tab/>58, 73</text:p>
          <text:p text:style-name="P135">-s<text:tab/>16, 52, 74</text:p>
          <text:p text:style-name="P135">-t<text:tab/>43, 74</text:p>
          <text:p text:style-name="P135">-T<text:tab/>44</text:p>
          <text:p text:style-name="P135">-x<text:tab/>44</text:p>
          <text:p text:style-name="P135">-y<text:tab/>50</text:p>
          <text:p text:style-name="P135">-z<text:tab/>14, 47</text:p>
          <text:p text:style-name="P136">A</text:p>
          <text:p text:style-name="P135">archive-name<text:tab/>68</text:p>
          <text:p text:style-name="P135">archive-type<text:tab/>68</text:p>
          <text:p text:style-name="P135">atime<text:tab/>9</text:p>
          <text:p text:style-name="P136">B</text:p>
          <text:p text:style-name="P135">bar-keygen<text:tab/>7</text:p>
          <text:p text:style-name="P135">basic commands<text:tab/>43</text:p>
          <text:p text:style-name="P136">C</text:p>
          <text:p text:style-name="P135">chunks<text:tab/>77</text:p>
          <text:p text:style-name="P135">compare archive<text:tab/>11</text:p>
          <text:p text:style-name="P135">compress archive<text:tab/>14</text:p>
          <text:p text:style-name="P135">compression<text:tab/>47</text:p>
          <text:p text:style-name="P135">creating archive<text:tab/>9</text:p>
          <text:p text:style-name="P135">crypt-password-mode<text:tab/>68</text:p>
          <text:p text:style-name="P136">D</text:p>
          <text:p text:style-name="P135">device configuration<text:tab/>71</text:p>
          <text:p text:style-name="P135">differential archive<text:tab/>13</text:p>
          <text:p text:style-name="P136">E</text:p>
          <text:p text:style-name="P135">encryption<text:tab/>50</text:p>
          <text:p text:style-name="P135">exclude<text:tab/>69</text:p>
          <text:p text:style-name="P135">exclude-command<text:tab/>69</text:p>
          <text:p text:style-name="P135">exclude-list<text:tab/>69</text:p>
          <text:p text:style-name="P135">extract archive<text:tab/>12</text:p>
          <text:p text:style-name="P136">F</text:p>
          <text:p text:style-name="P135">file format<text:tab/>77</text:p>
          <text:p text:style-name="P135">force-ssl<text:tab/>76</text:p>
          <text:p text:style-name="P135">ftp server configuration<text:tab/>70</text:p>
          <text:p text:style-name="P136">G</text:p>
          <text:p text:style-name="P135">graphical front end<text:tab/>24</text:p>
          <text:p text:style-name="P136"><text:soft-page-break/>I</text:p>
          <text:p text:style-name="P135">include-file<text:tab/>68</text:p>
          <text:p text:style-name="P135">include-file-command<text:tab/>68</text:p>
          <text:p text:style-name="P135">include-file-list<text:tab/>68</text:p>
          <text:p text:style-name="P135">include-image<text:tab/>69</text:p>
          <text:p text:style-name="P135">include-image-command<text:tab/>69</text:p>
          <text:p text:style-name="P135">include-image-list<text:tab/>69</text:p>
          <text:p text:style-name="P135">include/exclude files<text:tab/>45</text:p>
          <text:p text:style-name="P135">incremental archive<text:tab/>13</text:p>
          <text:p text:style-name="P136">L</text:p>
          <text:p text:style-name="P135">list archive<text:tab/>10</text:p>
          <text:p text:style-name="P136">P</text:p>
          <text:p text:style-name="P135">pause-create<text:tab/>75</text:p>
          <text:p text:style-name="P135">pause-index-database-update<text:tab/>76</text:p>
          <text:p text:style-name="P135">pause-restore<text:tab/>76</text:p>
          <text:p text:style-name="P135">pause-storage<text:tab/>75</text:p>
          <text:p text:style-name="P135">persistence configuration<text:tab/>72</text:p>
          <text:p text:style-name="P136">R</text:p>
          <text:p text:style-name="P135">role<text:tab/>76</text:p>
          <text:p text:style-name="P136">S</text:p>
          <text:p text:style-name="P135">schedule configuration<text:tab/>71</text:p>
          <text:p text:style-name="P135">server<text:tab/>20, 59, 76</text:p>
          <text:p text:style-name="P135">server-ca-file<text:tab/>76</text:p>
          <text:p text:style-name="P135">server-cert-file<text:tab/>76</text:p>
          <text:p text:style-name="P135">server-key-file<text:tab/>76</text:p>
          <text:p text:style-name="P135">split archives<text:tab/>16, 52</text:p>
          <text:p text:style-name="P135">ssh/scp/sftp server configuration<text:tab/>70</text:p>
          <text:p text:style-name="P135">store archives<text:tab/>17, 53</text:p>
          <text:p text:style-name="P136">T</text:p>
          <text:p text:style-name="P135">test archive<text:tab/>11</text:p>
          <text:p text:style-name="P136">U</text:p>
          <text:p text:style-name="P135">URI<text:tab/>17</text:p>
          <text:p text:style-name="P135">UUID<text:tab/>68</text:p>
        </text:index-body>
      </text:alphabetical-index>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1-03-23T13:18:18.139220558</dc:date>
    <meta:editing-duration>P343DT17H50M34S</meta:editing-duration>
    <meta:editing-cycles>676</meta:editing-cycles>
    <meta:generator>LibreOffice/6.0.7.3$Linux_X86_64 LibreOffice_project/00m0$Build-3</meta:generator>
    <meta:document-statistic meta:table-count="15" meta:image-count="20" meta:object-count="0" meta:page-count="93" meta:paragraph-count="2756" meta:word-count="25656" meta:character-count="161410" meta:non-whitespace-character-count="139009"/>
  </office:meta>
</office:document-meta>
</file>